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text-align="justify" fo:break-before="auto" fo:line-height="115%" fo:margin-bottom="0.353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text-align="justify" fo:break-before="auto" fo:line-height="115%" fo:margin-bottom="0.353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P3" style:family="paragraph" style:parent-style-name="Heading_20_2">
      <style:paragraph-properties fo:text-align="justify" fo:break-before="auto" fo:line-height="115%" fo:margin-bottom="0.353cm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text-align="justify" fo:break-before="auto" fo:line-height="115%" fo:margin-bottom="0.35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T4_239" style:family="text"/>
    <style:style style:name="T4_240" style:family="text"/>
    <style:style style:name="T4_241" style:family="text"/>
    <style:style style:name="T4_242" style:family="text"/>
    <style:style style:name="T4_243" style:family="text"/>
    <style:style style:name="T4_244" style:family="text"/>
    <style:style style:name="T4_245" style:family="text"/>
    <style:style style:name="T4_246" style:family="text"/>
    <style:style style:name="T4_247" style:family="text"/>
    <style:style style:name="T4_248" style:family="text"/>
    <style:style style:name="T4_249" style:family="text"/>
    <style:style style:name="T4_250" style:family="text"/>
    <style:style style:name="T4_251" style:family="text"/>
    <style:style style:name="T4_252" style:family="text"/>
    <style:style style:name="T4_253" style:family="text"/>
    <style:style style:name="T4_254" style:family="text"/>
    <style:style style:name="T4_255" style:family="text"/>
    <style:style style:name="T4_256" style:family="text"/>
    <style:style style:name="T4_257" style:family="text"/>
    <style:style style:name="T4_258" style:family="text"/>
    <style:style style:name="T4_259" style:family="text"/>
    <style:style style:name="T4_260" style:family="text"/>
    <style:style style:name="T4_261" style:family="text"/>
    <style:style style:name="T4_262" style:family="text"/>
    <style:style style:name="T4_263" style:family="text"/>
    <style:style style:name="T4_264" style:family="text"/>
    <style:style style:name="T4_265" style:family="text"/>
    <style:style style:name="T4_266" style:family="text"/>
    <style:style style:name="T4_267" style:family="text"/>
    <style:style style:name="T4_268" style:family="text"/>
    <style:style style:name="T4_269" style:family="text"/>
    <style:style style:name="T4_270" style:family="text"/>
    <style:style style:name="T4_271" style:family="text"/>
    <style:style style:name="T4_272" style:family="text"/>
    <style:style style:name="T4_273" style:family="text"/>
    <style:style style:name="T4_274" style:family="text"/>
    <style:style style:name="T4_275" style:family="text"/>
    <style:style style:name="T4_276" style:family="text"/>
    <style:style style:name="T4_277" style:family="text"/>
    <style:style style:name="T4_278" style:family="text"/>
    <style:style style:name="T4_279" style:family="text"/>
    <style:style style:name="T4_280" style:family="text"/>
    <style:style style:name="T4_281" style:family="text"/>
    <style:style style:name="T4_282" style:family="text"/>
    <style:style style:name="T4_283" style:family="text"/>
    <style:style style:name="T4_284" style:family="text"/>
    <style:style style:name="T4_285" style:family="text"/>
    <style:style style:name="T4_286" style:family="text"/>
    <style:style style:name="T4_287" style:family="text"/>
    <style:style style:name="T4_288" style:family="text"/>
    <style:style style:name="T4_289" style:family="text"/>
    <style:style style:name="T4_290" style:family="text"/>
    <style:style style:name="T4_291" style:family="text"/>
    <style:style style:name="T4_292" style:family="text"/>
    <style:style style:name="T4_293" style:family="text"/>
    <style:style style:name="T4_294" style:family="text"/>
    <style:style style:name="T4_295" style:family="text"/>
    <style:style style:name="T4_296" style:family="text"/>
    <style:style style:name="T4_297" style:family="text"/>
    <style:style style:name="T4_298" style:family="text"/>
    <style:style style:name="T4_299" style:family="text"/>
    <style:style style:name="T4_300" style:family="text"/>
    <style:style style:name="T4_301" style:family="text"/>
    <style:style style:name="T4_302" style:family="text"/>
    <style:style style:name="T4_303" style:family="text"/>
    <style:style style:name="T4_304" style:family="text"/>
    <style:style style:name="T4_305" style:family="text"/>
    <style:style style:name="T4_306" style:family="text"/>
    <style:style style:name="T4_307" style:family="text"/>
    <style:style style:name="T4_308" style:family="text"/>
    <style:style style:name="T4_309" style:family="text"/>
    <style:style style:name="T4_310" style:family="text"/>
    <style:style style:name="T4_311" style:family="text"/>
    <style:style style:name="T4_312" style:family="text"/>
    <style:style style:name="T4_313" style:family="text"/>
    <style:style style:name="T4_314" style:family="text"/>
    <style:style style:name="T4_315" style:family="text"/>
    <style:style style:name="T4_316" style:family="text"/>
    <style:style style:name="T4_317" style:family="text"/>
    <style:style style:name="T4_318" style:family="text"/>
    <style:style style:name="T4_319" style:family="text"/>
    <style:style style:name="T4_320" style:family="text"/>
    <style:style style:name="T4_321" style:family="text"/>
    <style:style style:name="T4_322" style:family="text"/>
    <style:style style:name="T4_323" style:family="text"/>
    <style:style style:name="T4_324" style:family="text"/>
    <style:style style:name="T4_325" style:family="text"/>
    <style:style style:name="T4_326" style:family="text"/>
    <style:style style:name="T4_327" style:family="text"/>
    <style:style style:name="T4_328" style:family="text"/>
    <style:style style:name="T4_329" style:family="text"/>
    <style:style style:name="T4_330" style:family="text"/>
    <style:style style:name="T4_331" style:family="text"/>
    <style:style style:name="T4_332" style:family="text"/>
    <style:style style:name="T4_333" style:family="text"/>
    <style:style style:name="T4_334" style:family="text"/>
    <style:style style:name="T4_335" style:family="text"/>
    <style:style style:name="T4_336" style:family="text"/>
    <style:style style:name="T4_337" style:family="text"/>
    <style:style style:name="T4_338" style:family="text"/>
    <style:style style:name="T4_339" style:family="text"/>
    <style:style style:name="T4_340" style:family="text"/>
    <style:style style:name="T4_341" style:family="text"/>
    <style:style style:name="T4_342" style:family="text"/>
    <style:style style:name="T4_343" style:family="text"/>
    <style:style style:name="T4_344" style:family="text"/>
    <style:style style:name="T4_345" style:family="text"/>
    <style:style style:name="T4_346" style:family="text"/>
    <style:style style:name="T4_347" style:family="text"/>
    <style:style style:name="T4_348" style:family="text"/>
    <style:style style:name="T4_349" style:family="text"/>
    <style:style style:name="T4_350" style:family="text"/>
    <style:style style:name="T4_351" style:family="text"/>
    <style:style style:name="T4_352" style:family="text"/>
    <style:style style:name="T4_353" style:family="text"/>
    <style:style style:name="T4_354" style:family="text"/>
    <style:style style:name="T4_355" style:family="text"/>
    <style:style style:name="T4_356" style:family="text"/>
    <style:style style:name="T4_357" style:family="text"/>
    <style:style style:name="T4_358" style:family="text"/>
    <style:style style:name="T4_359" style:family="text"/>
    <style:style style:name="T4_360" style:family="text"/>
    <style:style style:name="T4_361" style:family="text"/>
    <style:style style:name="T4_362" style:family="text"/>
    <style:style style:name="T4_363" style:family="text"/>
    <style:style style:name="T4_364" style:family="text"/>
    <style:style style:name="T4_365" style:family="text"/>
    <style:style style:name="T4_366" style:family="text"/>
    <style:style style:name="T4_367" style:family="text"/>
    <style:style style:name="T4_368" style:family="text"/>
    <style:style style:name="T4_369" style:family="text"/>
    <style:style style:name="T4_370" style:family="text"/>
    <style:style style:name="T4_371" style:family="text"/>
    <style:style style:name="T4_372" style:family="text"/>
    <style:style style:name="T4_373" style:family="text"/>
    <style:style style:name="T4_374" style:family="text"/>
    <style:style style:name="T4_375" style:family="text"/>
    <style:style style:name="T4_376" style:family="text"/>
    <style:style style:name="T4_377" style:family="text"/>
    <style:style style:name="T4_378" style:family="text"/>
    <style:style style:name="T4_379" style:family="text"/>
    <style:style style:name="T4_380" style:family="text"/>
    <style:style style:name="T4_381" style:family="text"/>
    <style:style style:name="T4_382" style:family="text"/>
    <style:style style:name="T4_383" style:family="text"/>
    <style:style style:name="T4_384" style:family="text"/>
    <style:style style:name="T4_385" style:family="text"/>
    <style:style style:name="T4_386" style:family="text"/>
    <style:style style:name="T4_387" style:family="text"/>
    <style:style style:name="T4_388" style:family="text"/>
    <style:style style:name="T4_389" style:family="text"/>
    <style:style style:name="T4_390" style:family="text"/>
    <style:style style:name="T4_391" style:family="text"/>
    <style:style style:name="T4_392" style:family="text"/>
    <style:style style:name="T4_393" style:family="text"/>
    <style:style style:name="T4_394" style:family="text"/>
    <style:style style:name="T4_395" style:family="text"/>
    <style:style style:name="T4_396" style:family="text"/>
    <style:style style:name="T4_397" style:family="text"/>
    <style:style style:name="T4_398" style:family="text"/>
    <style:style style:name="T4_399" style:family="text"/>
    <style:style style:name="T4_400" style:family="text"/>
    <style:style style:name="T4_401" style:family="text"/>
    <style:style style:name="T4_402" style:family="text"/>
    <style:style style:name="T4_403" style:family="text"/>
    <style:style style:name="T4_404" style:family="text"/>
    <style:style style:name="T4_405" style:family="text"/>
    <style:style style:name="T4_406" style:family="text"/>
    <style:style style:name="T4_407" style:family="text"/>
    <style:style style:name="T4_408" style:family="text"/>
    <style:style style:name="T4_409" style:family="text"/>
    <style:style style:name="T4_410" style:family="text"/>
    <style:style style:name="T4_411" style:family="text"/>
    <style:style style:name="T4_412" style:family="text"/>
    <style:style style:name="T4_413" style:family="text"/>
    <style:style style:name="T4_414" style:family="text"/>
    <style:style style:name="T4_415" style:family="text"/>
    <style:style style:name="T4_416" style:family="text"/>
    <style:style style:name="T4_417" style:family="text"/>
    <style:style style:name="T4_418" style:family="text"/>
    <style:style style:name="T4_419" style:family="text"/>
    <style:style style:name="T4_420" style:family="text"/>
    <style:style style:name="T4_421" style:family="text"/>
    <style:style style:name="T4_422" style:family="text"/>
    <style:style style:name="T4_423" style:family="text"/>
    <style:style style:name="T4_424" style:family="text"/>
    <style:style style:name="T4_425" style:family="text"/>
    <style:style style:name="T4_426" style:family="text"/>
    <style:style style:name="T4_427" style:family="text"/>
    <style:style style:name="T4_428" style:family="text"/>
    <style:style style:name="T4_429" style:family="text"/>
    <style:style style:name="T4_430" style:family="text"/>
    <style:style style:name="T4_431" style:family="text"/>
    <style:style style:name="T4_432" style:family="text"/>
    <style:style style:name="T4_433" style:family="text"/>
    <style:style style:name="T4_434" style:family="text"/>
    <style:style style:name="T4_435" style:family="text"/>
    <style:style style:name="T4_436" style:family="text"/>
    <style:style style:name="T4_437" style:family="text"/>
    <style:style style:name="T4_438" style:family="text"/>
    <style:style style:name="T4_439" style:family="text"/>
    <style:style style:name="T4_440" style:family="text"/>
    <style:style style:name="T4_441" style:family="text"/>
    <style:style style:name="T4_442" style:family="text"/>
    <style:style style:name="T4_443" style:family="text"/>
    <style:style style:name="T4_444" style:family="text"/>
    <style:style style:name="T4_445" style:family="text"/>
    <style:style style:name="T4_446" style:family="text"/>
    <style:style style:name="T4_447" style:family="text"/>
    <style:style style:name="T4_448" style:family="text"/>
    <style:style style:name="T4_449" style:family="text"/>
    <style:style style:name="T4_450" style:family="text"/>
    <style:style style:name="T4_451" style:family="text"/>
    <style:style style:name="T4_452" style:family="text"/>
    <style:style style:name="T4_453" style:family="text"/>
    <style:style style:name="T4_454" style:family="text"/>
    <style:style style:name="T4_455" style:family="text"/>
    <style:style style:name="T4_456" style:family="text"/>
    <style:style style:name="T4_457" style:family="text"/>
    <style:style style:name="T4_458" style:family="text"/>
    <style:style style:name="T4_459" style:family="text"/>
    <style:style style:name="T4_460" style:family="text"/>
    <style:style style:name="T4_461" style:family="text"/>
    <style:style style:name="T4_462" style:family="text"/>
    <style:style style:name="T4_463" style:family="text"/>
    <style:style style:name="T4_464" style:family="text"/>
    <style:style style:name="T4_465" style:family="text"/>
    <style:style style:name="T4_466" style:family="text"/>
    <style:style style:name="T4_467" style:family="text"/>
    <style:style style:name="T4_468" style:family="text"/>
    <style:style style:name="T4_469" style:family="text"/>
    <style:style style:name="T4_470" style:family="text"/>
    <style:style style:name="T4_471" style:family="text"/>
    <style:style style:name="T4_472" style:family="text"/>
    <style:style style:name="T4_473" style:family="text"/>
    <style:style style:name="T4_474" style:family="text"/>
    <style:style style:name="T4_475" style:family="text"/>
    <style:style style:name="T4_476" style:family="text"/>
    <style:style style:name="T4_477" style:family="text"/>
    <style:style style:name="T4_478" style:family="text"/>
    <style:style style:name="T4_479" style:family="text"/>
    <style:style style:name="T4_480" style:family="text"/>
    <style:style style:name="T4_481" style:family="text"/>
    <style:style style:name="T4_482" style:family="text"/>
    <style:style style:name="T4_483" style:family="text"/>
    <style:style style:name="T4_484" style:family="text"/>
    <style:style style:name="T4_485" style:family="text"/>
    <style:style style:name="T4_486" style:family="text"/>
    <style:style style:name="T4_487" style:family="text"/>
    <style:style style:name="P5" style:family="paragraph" style:parent-style-name="Standard">
      <style:paragraph-properties fo:text-align="justify" fo:break-before="auto" fo:line-height="115%" fo:margin-bottom="0.353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P6" style:family="paragraph" style:parent-style-name="Heading_20_2">
      <style:paragraph-properties fo:text-align="justify" fo:break-before="auto" fo:line-height="115%" fo:margin-bottom="0.353cm" style:writing-mode="lr-tb"/>
    </style:style>
    <style:style style:name="T6_1" style:family="text"/>
    <style:style style:name="P7" style:family="paragraph" style:parent-style-name="Standard">
      <style:paragraph-properties fo:text-align="justify" fo:break-before="auto" fo:line-height="115%" fo:margin-bottom="0.353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P8" style:family="paragraph" style:parent-style-name="Standard">
      <style:paragraph-properties fo:text-align="justify" fo:break-before="auto" fo:line-height="115%" fo:margin-bottom="0.353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  <style:style style:name="T8_193" style:family="text"/>
    <style:style style:name="T8_194" style:family="text"/>
    <style:style style:name="T8_195" style:family="text"/>
    <style:style style:name="T8_196" style:family="text"/>
    <style:style style:name="T8_197" style:family="text"/>
    <style:style style:name="T8_198" style:family="text"/>
    <style:style style:name="T8_199" style:family="text"/>
    <style:style style:name="T8_200" style:family="text"/>
    <style:style style:name="T8_201" style:family="text"/>
    <style:style style:name="T8_202" style:family="text"/>
    <style:style style:name="T8_203" style:family="text"/>
    <style:style style:name="T8_204" style:family="text"/>
    <style:style style:name="T8_205" style:family="text"/>
    <style:style style:name="T8_206" style:family="text"/>
    <style:style style:name="T8_207" style:family="text"/>
    <style:style style:name="T8_208" style:family="text"/>
    <style:style style:name="T8_209" style:family="text"/>
    <style:style style:name="T8_210" style:family="text"/>
    <style:style style:name="T8_211" style:family="text"/>
    <style:style style:name="T8_212" style:family="text"/>
    <style:style style:name="T8_213" style:family="text"/>
    <style:style style:name="T8_214" style:family="text"/>
    <style:style style:name="T8_215" style:family="text"/>
    <style:style style:name="T8_216" style:family="text"/>
    <style:style style:name="T8_217" style:family="text"/>
    <style:style style:name="T8_218" style:family="text"/>
    <style:style style:name="T8_219" style:family="text"/>
    <style:style style:name="T8_220" style:family="text"/>
    <style:style style:name="T8_221" style:family="text"/>
    <style:style style:name="T8_222" style:family="text"/>
    <style:style style:name="T8_223" style:family="text"/>
    <style:style style:name="T8_224" style:family="text"/>
    <style:style style:name="T8_225" style:family="text"/>
    <style:style style:name="T8_226" style:family="text"/>
    <style:style style:name="T8_227" style:family="text"/>
    <style:style style:name="T8_228" style:family="text"/>
    <style:style style:name="T8_229" style:family="text"/>
    <style:style style:name="T8_230" style:family="text"/>
    <style:style style:name="T8_231" style:family="text"/>
    <style:style style:name="T8_232" style:family="text"/>
    <style:style style:name="T8_233" style:family="text"/>
    <style:style style:name="T8_234" style:family="text"/>
    <style:style style:name="T8_235" style:family="text"/>
    <style:style style:name="T8_236" style:family="text"/>
    <style:style style:name="T8_237" style:family="text"/>
    <style:style style:name="T8_238" style:family="text"/>
    <style:style style:name="T8_239" style:family="text"/>
    <style:style style:name="T8_240" style:family="text"/>
    <style:style style:name="T8_241" style:family="text"/>
    <style:style style:name="T8_242" style:family="text"/>
    <style:style style:name="T8_243" style:family="text"/>
    <style:style style:name="T8_244" style:family="text"/>
    <style:style style:name="T8_245" style:family="text"/>
    <style:style style:name="T8_246" style:family="text"/>
    <style:style style:name="T8_247" style:family="text"/>
    <style:style style:name="T8_248" style:family="text"/>
    <style:style style:name="T8_249" style:family="text"/>
    <style:style style:name="T8_250" style:family="text"/>
    <style:style style:name="T8_251" style:family="text"/>
    <style:style style:name="T8_252" style:family="text"/>
    <style:style style:name="T8_253" style:family="text"/>
    <style:style style:name="T8_254" style:family="text"/>
    <style:style style:name="T8_255" style:family="text"/>
    <style:style style:name="T8_256" style:family="text"/>
    <style:style style:name="T8_257" style:family="text"/>
    <style:style style:name="T8_258" style:family="text"/>
    <style:style style:name="P9" style:family="paragraph" style:parent-style-name="Heading_20_2">
      <style:paragraph-properties fo:text-align="justify" fo:break-before="auto" fo:line-height="115%" fo:margin-bottom="0.353cm" style:writing-mode="lr-tb"/>
    </style:style>
    <style:style style:name="T9_1" style:family="text"/>
    <style:style style:name="P10" style:family="paragraph" style:parent-style-name="Standard">
      <style:paragraph-properties fo:text-align="justify" fo:break-before="auto" fo:line-height="115%" fo:margin-bottom="0.353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P11" style:family="paragraph" style:parent-style-name="Heading_20_2">
      <style:paragraph-properties fo:text-align="justify" fo:break-before="auto" fo:line-height="115%" fo:margin-bottom="0.353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Standard">
      <style:paragraph-properties fo:text-align="justify" fo:break-before="auto" fo:line-height="115%" fo:margin-bottom="0.353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P13" style:family="paragraph" style:parent-style-name="Standard">
      <style:paragraph-properties fo:text-align="justify" fo:break-before="auto" fo:line-height="115%" fo:margin-bottom="0.353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P14" style:family="paragraph" style:parent-style-name="Standard">
      <style:paragraph-properties fo:text-align="justify" fo:break-before="auto" fo:line-height="115%" fo:margin-bottom="0.353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T14_199" style:family="text"/>
    <style:style style:name="T14_200" style:family="text"/>
    <style:style style:name="T14_201" style:family="text"/>
    <style:style style:name="T14_202" style:family="text"/>
    <style:style style:name="T14_203" style:family="text"/>
    <style:style style:name="T14_204" style:family="text"/>
    <style:style style:name="T14_205" style:family="text"/>
    <style:style style:name="T14_206" style:family="text"/>
    <style:style style:name="T14_207" style:family="text"/>
    <style:style style:name="T14_208" style:family="text"/>
    <style:style style:name="T14_209" style:family="text"/>
    <style:style style:name="T14_210" style:family="text"/>
    <style:style style:name="T14_211" style:family="text"/>
    <style:style style:name="T14_212" style:family="text"/>
    <style:style style:name="T14_213" style:family="text"/>
    <style:style style:name="T14_214" style:family="text"/>
    <style:style style:name="T14_215" style:family="text"/>
    <style:style style:name="T14_216" style:family="text"/>
    <style:style style:name="T14_217" style:family="text"/>
    <style:style style:name="T14_218" style:family="text"/>
    <style:style style:name="T14_219" style:family="text"/>
    <style:style style:name="T14_220" style:family="text"/>
    <style:style style:name="T14_221" style:family="text"/>
    <style:style style:name="T14_222" style:family="text"/>
    <style:style style:name="T14_223" style:family="text"/>
    <style:style style:name="T14_224" style:family="text"/>
    <style:style style:name="T14_225" style:family="text"/>
    <style:style style:name="T14_226" style:family="text"/>
    <style:style style:name="T14_227" style:family="text"/>
    <style:style style:name="T14_228" style:family="text"/>
    <style:style style:name="T14_229" style:family="text"/>
    <style:style style:name="T14_230" style:family="text"/>
    <style:style style:name="T14_231" style:family="text"/>
    <style:style style:name="T14_232" style:family="text"/>
    <style:style style:name="T14_233" style:family="text"/>
    <style:style style:name="T14_234" style:family="text"/>
    <style:style style:name="T14_235" style:family="text"/>
    <style:style style:name="T14_236" style:family="text"/>
    <style:style style:name="T14_237" style:family="text"/>
    <style:style style:name="T14_238" style:family="text"/>
    <style:style style:name="T14_239" style:family="text"/>
    <style:style style:name="T14_240" style:family="text"/>
    <style:style style:name="T14_241" style:family="text"/>
    <style:style style:name="T14_242" style:family="text"/>
    <style:style style:name="T14_243" style:family="text"/>
    <style:style style:name="T14_244" style:family="text"/>
    <style:style style:name="T14_245" style:family="text"/>
    <style:style style:name="T14_246" style:family="text"/>
    <style:style style:name="T14_247" style:family="text"/>
    <style:style style:name="T14_248" style:family="text"/>
    <style:style style:name="T14_249" style:family="text"/>
    <style:style style:name="T14_250" style:family="text"/>
    <style:style style:name="T14_251" style:family="text"/>
    <style:style style:name="T14_252" style:family="text"/>
    <style:style style:name="T14_253" style:family="text"/>
    <style:style style:name="T14_254" style:family="text"/>
    <style:style style:name="T14_255" style:family="text"/>
    <style:style style:name="T14_256" style:family="text"/>
    <style:style style:name="T14_257" style:family="text"/>
    <style:style style:name="T14_258" style:family="text"/>
    <style:style style:name="T14_259" style:family="text"/>
    <style:style style:name="T14_260" style:family="text"/>
    <style:style style:name="T14_261" style:family="text"/>
    <style:style style:name="T14_262" style:family="text"/>
    <style:style style:name="T14_263" style:family="text"/>
    <style:style style:name="T14_264" style:family="text"/>
    <style:style style:name="T14_265" style:family="text"/>
    <style:style style:name="T14_266" style:family="text"/>
    <style:style style:name="T14_267" style:family="text"/>
    <style:style style:name="T14_268" style:family="text"/>
    <style:style style:name="T14_269" style:family="text"/>
    <style:style style:name="T14_270" style:family="text"/>
    <style:style style:name="P15" style:family="paragraph" style:parent-style-name="Standard">
      <style:paragraph-properties fo:text-align="justify" fo:break-before="auto" fo:line-height="115%" fo:margin-bottom="0.353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P16" style:family="paragraph" style:parent-style-name="Standard">
      <style:paragraph-properties fo:text-align="justify" fo:break-before="auto" fo:line-height="115%" fo:margin-bottom="0.353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P17" style:family="paragraph" style:parent-style-name="Standard">
      <style:paragraph-properties fo:text-align="justify" fo:break-before="auto" fo:line-height="115%" fo:margin-bottom="0.353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P18" style:family="paragraph" style:parent-style-name="Standard">
      <style:paragraph-properties fo:text-align="justify" fo:break-before="auto" fo:line-height="115%" fo:margin-bottom="0.353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P19" style:family="paragraph" style:parent-style-name="Standard">
      <style:paragraph-properties fo:text-align="justify" fo:break-before="auto" fo:line-height="115%" fo:margin-bottom="0.353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P20" style:family="paragraph" style:parent-style-name="Standard">
      <style:paragraph-properties fo:text-align="justify" fo:break-before="auto" fo:line-height="115%" fo:margin-bottom="0.353cm" style:writing-mode="lr-tb"/>
    </style:style>
    <style:style style:name="P21" style:family="paragraph" style:parent-style-name="Standard">
      <style:paragraph-properties fo:text-align="justify" fo:break-before="auto" fo:line-height="115%" fo:margin-bottom="0.353cm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text-align="justify" fo:break-before="auto" fo:line-height="115%" fo:margin-bottom="0.353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T22_11" style:family="text"/>
    <style:style style:name="T22_12" style:family="text">
      <style:text-properties fo:color="#1155cc" style:text-underline-style="solid" style:text-underline-color="font-color"/>
    </style:style>
    <style:style style:name="T22_13" style:family="text"/>
    <style:style style:name="T22_14" style:family="text">
      <style:text-properties fo:color="#1155cc" style:text-underline-style="solid" style:text-underline-color="font-color"/>
    </style:style>
    <style:style style:name="T22_15" style:family="text"/>
    <style:style style:name="T22_16" style:family="text">
      <style:text-properties fo:color="#1155cc" style:text-underline-style="solid" style:text-underline-color="font-color"/>
    </style:style>
    <style:style style:name="T22_17" style:family="text"/>
    <style:style style:name="T22_18" style:family="text">
      <style:text-properties fo:color="#1155cc" style:text-underline-style="solid" style:text-underline-color="font-color"/>
    </style:style>
    <style:style style:name="T22_19" style:family="text"/>
    <style:style style:name="T22_20" style:family="text">
      <style:text-properties fo:color="#1155cc" style:text-underline-style="solid" style:text-underline-color="font-color"/>
    </style:style>
    <style:style style:name="T22_21" style:family="text"/>
    <style:style style:name="T22_22" style:family="text">
      <style:text-properties fo:color="#1155cc" style:text-underline-style="solid" style:text-underline-color="font-color"/>
    </style:style>
    <style:style style:name="T22_23" style:family="text"/>
    <style:style style:name="T22_24" style:family="text">
      <style:text-properties fo:color="#1155cc" style:text-underline-style="solid" style:text-underline-color="font-color"/>
    </style:style>
    <style:style style:name="T22_25" style:family="text"/>
    <style:style style:name="T22_26" style:family="text">
      <style:text-properties fo:color="#1155cc" style:text-underline-style="solid" style:text-underline-color="font-color"/>
    </style:style>
    <style:style style:name="T22_27" style:family="text"/>
    <style:style style:name="T22_28" style:family="text">
      <style:text-properties fo:color="#1155cc" style:text-underline-style="solid" style:text-underline-color="font-color"/>
    </style:style>
    <style:style style:name="T22_29" style:family="text"/>
    <style:style style:name="T22_30" style:family="text">
      <style:text-properties fo:color="#1155cc" style:text-underline-style="solid" style:text-underline-color="font-color"/>
    </style:style>
    <style:style style:name="T22_31" style:family="text"/>
    <style:style style:name="T22_32" style:family="text">
      <style:text-properties fo:color="#1155cc" style:text-underline-style="solid" style:text-underline-color="font-color"/>
    </style:style>
    <style:style style:name="T22_33" style:family="text"/>
    <style:style style:name="T22_34" style:family="text">
      <style:text-properties fo:color="#1155cc" style:text-underline-style="solid" style:text-underline-color="font-color"/>
    </style:style>
    <style:style style:name="T22_35" style:family="text"/>
    <style:style style:name="T22_36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text-align="justify" fo:break-before="auto" fo:line-height="115%" fo:margin-bottom="0.353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T23_11" style:family="text"/>
    <style:style style:name="T23_12" style:family="text">
      <style:text-properties fo:color="#1155cc" style:text-underline-style="solid" style:text-underline-color="font-color"/>
    </style:style>
    <style:style style:name="T23_13" style:family="text"/>
    <style:style style:name="T23_14" style:family="text">
      <style:text-properties fo:color="#1155cc" style:text-underline-style="solid" style:text-underline-color="font-color"/>
    </style:style>
    <style:style style:name="T23_15" style:family="text"/>
    <style:style style:name="T23_16" style:family="text">
      <style:text-properties fo:color="#1155cc" style:text-underline-style="solid" style:text-underline-color="font-color"/>
    </style:style>
    <style:style style:name="T23_17" style:family="text"/>
    <style:style style:name="T23_18" style:family="text">
      <style:text-properties fo:color="#1155cc" style:text-underline-style="solid" style:text-underline-color="font-color"/>
    </style:style>
    <style:style style:name="T23_19" style:family="text"/>
    <style:style style:name="T23_20" style:family="text">
      <style:text-properties fo:color="#1155cc" style:text-underline-style="solid" style:text-underline-color="font-color"/>
    </style:style>
    <style:style style:name="T23_21" style:family="text"/>
    <style:style style:name="T23_22" style:family="text">
      <style:text-properties fo:color="#1155cc" style:text-underline-style="solid" style:text-underline-color="font-color"/>
    </style:style>
    <style:style style:name="T23_23" style:family="text"/>
    <style:style style:name="T23_24" style:family="text">
      <style:text-properties fo:color="#1155cc" style:text-underline-style="solid" style:text-underline-color="font-color"/>
    </style:style>
    <style:style style:name="T23_25" style:family="text"/>
    <style:style style:name="T23_26" style:family="text">
      <style:text-properties fo:color="#1155cc" style:text-underline-style="solid" style:text-underline-color="font-color"/>
    </style:style>
    <style:style style:name="T23_27" style:family="text"/>
    <style:style style:name="T23_28" style:family="text">
      <style:text-properties fo:color="#1155cc" style:text-underline-style="solid" style:text-underline-color="font-color"/>
    </style:style>
    <style:style style:name="T23_29" style:family="text"/>
    <style:style style:name="T23_30" style:family="text">
      <style:text-properties fo:color="#1155cc" style:text-underline-style="solid" style:text-underline-color="font-color"/>
    </style:style>
    <style:style style:name="T23_31" style:family="text"/>
    <style:style style:name="T23_32" style:family="text">
      <style:text-properties fo:color="#1155cc" style:text-underline-style="solid" style:text-underline-color="font-color"/>
    </style:style>
    <style:style style:name="T23_33" style:family="text"/>
    <style:style style:name="T23_34" style:family="text">
      <style:text-properties fo:color="#1155cc" style:text-underline-style="solid" style:text-underline-color="font-color"/>
    </style:style>
    <style:style style:name="T23_35" style:family="text"/>
    <style:style style:name="T23_36" style:family="text">
      <style:text-properties fo:color="#1155cc" style:text-underline-style="solid" style:text-underline-color="font-color"/>
    </style:style>
    <style:style style:name="T23_37" style:family="text"/>
    <style:style style:name="T23_38" style:family="text">
      <style:text-properties fo:color="#1155cc" style:text-underline-style="solid" style:text-underline-color="font-color"/>
    </style:style>
    <style:style style:name="T23_39" style:family="text"/>
    <style:style style:name="T23_40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text-align="justify" fo:break-before="auto" fo:line-height="115%" fo:margin-bottom="0.353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T24_23" style:family="text"/>
    <style:style style:name="T24_24" style:family="text">
      <style:text-properties fo:color="#1155cc" style:text-underline-style="solid" style:text-underline-color="font-color"/>
    </style:style>
    <style:style style:name="T24_25" style:family="text"/>
    <style:style style:name="T24_26" style:family="text">
      <style:text-properties fo:color="#1155cc" style:text-underline-style="solid" style:text-underline-color="font-color"/>
    </style:style>
    <style:style style:name="T24_27" style:family="text"/>
    <style:style style:name="T24_28" style:family="text">
      <style:text-properties fo:color="#1155cc" style:text-underline-style="solid" style:text-underline-color="font-color"/>
    </style:style>
    <style:style style:name="T24_29" style:family="text"/>
    <style:style style:name="T24_30" style:family="text">
      <style:text-properties fo:color="#1155cc" style:text-underline-style="solid" style:text-underline-color="font-color"/>
    </style:style>
    <style:style style:name="T24_31" style:family="text"/>
    <style:style style:name="T24_32" style:family="text">
      <style:text-properties fo:color="#1155cc" style:text-underline-style="solid" style:text-underline-color="font-color"/>
    </style:style>
    <style:style style:name="T24_33" style:family="text"/>
    <style:style style:name="T24_34" style:family="text">
      <style:text-properties fo:color="#1155cc" style:text-underline-style="solid" style:text-underline-color="font-color"/>
    </style:style>
    <style:style style:name="T24_35" style:family="text"/>
    <style:style style:name="T24_36" style:family="text">
      <style:text-properties fo:color="#1155cc" style:text-underline-style="solid" style:text-underline-color="font-color"/>
    </style:style>
    <style:style style:name="T24_37" style:family="text"/>
    <style:style style:name="T24_38" style:family="text">
      <style:text-properties fo:color="#1155cc" style:text-underline-style="solid" style:text-underline-color="font-color"/>
    </style:style>
    <style:style style:name="T24_39" style:family="text"/>
    <style:style style:name="T24_40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text-align="justify" fo:break-before="auto" fo:line-height="115%" fo:margin-bottom="0.353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T25_13" style:family="text"/>
    <style:style style:name="T25_14" style:family="text">
      <style:text-properties fo:color="#1155cc" style:text-underline-style="solid" style:text-underline-color="font-color"/>
    </style:style>
    <style:style style:name="T25_15" style:family="text"/>
    <style:style style:name="T25_16" style:family="text">
      <style:text-properties fo:color="#1155cc" style:text-underline-style="solid" style:text-underline-color="font-color"/>
    </style:style>
    <style:style style:name="T25_17" style:family="text"/>
    <style:style style:name="T25_18" style:family="text">
      <style:text-properties fo:color="#1155cc" style:text-underline-style="solid" style:text-underline-color="font-color"/>
    </style:style>
    <style:style style:name="T25_19" style:family="text"/>
    <style:style style:name="T25_20" style:family="text">
      <style:text-properties fo:color="#1155cc" style:text-underline-style="solid" style:text-underline-color="font-color"/>
    </style:style>
    <style:style style:name="T25_21" style:family="text"/>
    <style:style style:name="T25_22" style:family="text">
      <style:text-properties fo:color="#1155cc" style:text-underline-style="solid" style:text-underline-color="font-color"/>
    </style:style>
    <style:style style:name="T25_23" style:family="text"/>
    <style:style style:name="T25_24" style:family="text">
      <style:text-properties fo:color="#1155cc" style:text-underline-style="solid" style:text-underline-color="font-color"/>
    </style:style>
    <style:style style:name="T25_25" style:family="text"/>
    <style:style style:name="T25_26" style:family="text">
      <style:text-properties fo:color="#1155cc" style:text-underline-style="solid" style:text-underline-color="font-color"/>
    </style:style>
    <style:style style:name="T25_27" style:family="text"/>
    <style:style style:name="T25_28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text-align="justify" fo:break-before="auto" fo:line-height="115%" fo:margin-bottom="0.353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T26_15" style:family="text"/>
    <style:style style:name="T26_16" style:family="text">
      <style:text-properties fo:color="#1155cc" style:text-underline-style="solid" style:text-underline-color="font-color"/>
    </style:style>
    <style:style style:name="T26_17" style:family="text"/>
    <style:style style:name="T26_18" style:family="text">
      <style:text-properties fo:color="#1155cc" style:text-underline-style="solid" style:text-underline-color="font-color"/>
    </style:style>
    <style:style style:name="T26_19" style:family="text"/>
    <style:style style:name="T26_20" style:family="text">
      <style:text-properties fo:color="#1155cc" style:text-underline-style="solid" style:text-underline-color="font-color"/>
    </style:style>
    <style:style style:name="T26_21" style:family="text"/>
    <style:style style:name="T26_22" style:family="text">
      <style:text-properties fo:color="#1155cc" style:text-underline-style="solid" style:text-underline-color="font-color"/>
    </style:style>
    <style:style style:name="T26_23" style:family="text"/>
    <style:style style:name="T26_24" style:family="text">
      <style:text-properties fo:color="#1155cc" style:text-underline-style="solid" style:text-underline-color="font-color"/>
    </style:style>
    <style:style style:name="T26_25" style:family="text"/>
    <style:style style:name="T26_26" style:family="text">
      <style:text-properties fo:color="#1155cc" style:text-underline-style="solid" style:text-underline-color="font-color"/>
    </style:style>
    <style:style style:name="T26_27" style:family="text"/>
    <style:style style:name="T26_28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text-align="justify" fo:break-before="auto" fo:line-height="115%" fo:margin-bottom="0.353cm" style:writing-mode="lr-tb"/>
    </style:style>
  </office:automatic-styles>
  <office:body>
    <office:text>
      <text:p text:style-name="P1"><text:bookmark-start text:name="h.5qjoikp6u82e"/><text:bookmark-end text:name="h.5qjoikp6u82e"/><text:span text:style-name="T1_1">Za</text:span><text:span text:style-name="T1_2"><text:s/></text:span><text:span text:style-name="T1_3">co</text:span><text:span text:style-name="T1_4"><text:s/></text:span><text:span text:style-name="T1_5">kocham</text:span><text:span text:style-name="T1_6"><text:s/></text:span><text:span text:style-name="T1_7">ten</text:span><text:span text:style-name="T1_8"><text:s/></text:span><text:span text:style-name="T1_9">fandom</text:span></text:p>
      <text:p text:style-name="P2"><text:span text:style-name="T2_1">Mój</text:span><text:span text:style-name="T2_2"><text:s/></text:span><text:span text:style-name="T2_3">kolega</text:span><text:span text:style-name="T2_4"><text:s/></text:span><text:span text:style-name="T2_5">z</text:span><text:span text:style-name="T2_6"><text:s/></text:span><text:span text:style-name="T2_7">redakcji</text:span><text:span text:style-name="T2_8">,<text:s/></text:span><text:span text:style-name="T2_9">Poulsen</text:span><text:span text:style-name="T2_10"><text:s/></text:span><text:span text:style-name="T2_11">od</text:span><text:span text:style-name="T2_12"><text:s/></text:span><text:span text:style-name="T2_13">czasu</text:span><text:span text:style-name="T2_14"><text:s/></text:span><text:span text:style-name="T2_15">do</text:span><text:span text:style-name="T2_16"><text:s/></text:span><text:span text:style-name="T2_17">czasu</text:span><text:span text:style-name="T2_18"><text:s/></text:span><text:span text:style-name="T2_19">pisze</text:span><text:span text:style-name="T2_20">,<text:s/></text:span><text:span text:style-name="T2_21">co</text:span><text:span text:style-name="T2_22"><text:s/></text:span><text:span text:style-name="T2_23">go</text:span><text:span text:style-name="T2_24"><text:s/></text:span><text:span text:style-name="T2_25">w</text:span><text:span text:style-name="T2_26"><text:s/></text:span><text:span text:style-name="T2_27">fandomie</text:span><text:span text:style-name="T2_28"><text:s/></text:span><text:span text:style-name="T2_29">wkurwia</text:span><text:span text:style-name="T2_30">.<text:s/></text:span><text:span text:style-name="T2_31">Niestety</text:span><text:span text:style-name="T2_32">,<text:s/></text:span><text:span text:style-name="T2_33">ja</text:span><text:span text:style-name="T2_34"><text:s/></text:span><text:span text:style-name="T2_35">chyba</text:span><text:span text:style-name="T2_36"><text:s/></text:span><text:span text:style-name="T2_37">takiej</text:span><text:span text:style-name="T2_38"><text:s/></text:span><text:span text:style-name="T2_39">rzeczy</text:span><text:span text:style-name="T2_40"><text:s/></text:span><text:span text:style-name="T2_41">nie</text:span><text:span text:style-name="T2_42"><text:s/></text:span><text:span text:style-name="T2_43">znalazłam</text:span><text:span text:style-name="T2_44">.<text:s/></text:span><text:span text:style-name="T2_45">Jasne</text:span><text:span text:style-name="T2_46">,<text:s/></text:span><text:span text:style-name="T2_47">parę</text:span><text:span text:style-name="T2_48"><text:s/></text:span><text:span text:style-name="T2_49">spraw</text:span><text:span text:style-name="T2_50"><text:s/></text:span><text:span text:style-name="T2_51">czy</text:span><text:span text:style-name="T2_52"><text:s/></text:span><text:span text:style-name="T2_53">osób</text:span><text:span text:style-name="T2_54"><text:s/></text:span><text:span text:style-name="T2_55">mnie</text:span><text:span text:style-name="T2_56"><text:s/></text:span><text:span text:style-name="T2_57">nieco</text:span><text:span text:style-name="T2_58"><text:s/></text:span><text:span text:style-name="T2_59">irytuje</text:span><text:span text:style-name="T2_60">,<text:s/></text:span><text:span text:style-name="T2_61">ale</text:span><text:span text:style-name="T2_62"><text:s/></text:span><text:span text:style-name="T2_63">to</text:span><text:span text:style-name="T2_64"><text:s/></text:span><text:span text:style-name="T2_65">nic</text:span><text:span text:style-name="T2_66">,<text:s/></text:span><text:span text:style-name="T2_67">o</text:span><text:span text:style-name="T2_68"><text:s/></text:span><text:span text:style-name="T2_69">czym</text:span><text:span text:style-name="T2_70"><text:s/></text:span><text:span text:style-name="T2_71">warto</text:span><text:span text:style-name="T2_72"><text:s/></text:span><text:span text:style-name="T2_73">by</text:span><text:span text:style-name="T2_74"><text:s/></text:span><text:span text:style-name="T2_75">pisać</text:span><text:span text:style-name="T2_76">.<text:s/></text:span><text:span text:style-name="T2_77">My</text:span><text:span text:style-name="T2_78">,<text:s/></text:span><text:span text:style-name="T2_79">Polacy</text:span><text:span text:style-name="T2_80"><text:s/></text:span><text:span text:style-name="T2_81">generalnie</text:span><text:span text:style-name="T2_82"><text:s/></text:span><text:span text:style-name="T2_83">lubimy</text:span><text:span text:style-name="T2_84"><text:s/></text:span><text:span text:style-name="T2_85">narzekać</text:span><text:span text:style-name="T2_86">,<text:s/></text:span><text:span text:style-name="T2_87">to</text:span><text:span text:style-name="T2_88"><text:s/></text:span><text:span text:style-name="T2_89">wręcz</text:span><text:span text:style-name="T2_90"><text:s/></text:span><text:span text:style-name="T2_91">nasza</text:span><text:span text:style-name="T2_92"><text:s/></text:span><text:span text:style-name="T2_93">cecha</text:span><text:span text:style-name="T2_94"><text:s/></text:span><text:span text:style-name="T2_95">narodowa</text:span><text:span text:style-name="T2_96">.<text:s/></text:span><text:span text:style-name="T2_97">Dlatego</text:span><text:span text:style-name="T2_98"><text:s/></text:span><text:span text:style-name="T2_99">dla</text:span><text:span text:style-name="T2_100"><text:s/></text:span><text:span text:style-name="T2_101">odmiany</text:span><text:span text:style-name="T2_102"><text:s/></text:span><text:span text:style-name="T2_103">zamierzam</text:span><text:span text:style-name="T2_104"><text:s/></text:span><text:span text:style-name="T2_105">pokazać</text:span><text:span text:style-name="T2_106"><text:s/></text:span><text:span text:style-name="T2_107">wam</text:span><text:span text:style-name="T2_108"><text:s/></text:span><text:span text:style-name="T2_109">parę</text:span><text:span text:style-name="T2_110"><text:s/></text:span><text:span text:style-name="T2_111">pozytywów</text:span><text:span text:style-name="T2_112"><text:s/></text:span><text:span text:style-name="T2_113">fandomu</text:span><text:span text:style-name="T2_114"><text:s/></text:span><text:span text:style-name="T2_115">kolorowych</text:span><text:span text:style-name="T2_116"><text:s/></text:span><text:span text:style-name="T2_117">osiołków</text:span><text:span text:style-name="T2_118">.</text:span></text:p>
      <text:h text:style-name="P3" text:outline-level="10"><text:bookmark-start text:name="h.3173k99n3xo7"/><text:bookmark-end text:name="h.3173k99n3xo7"/><text:span text:style-name="T3_1">Twórczość</text:span><text:span text:style-name="T3_2"><text:s/></text:span><text:span text:style-name="T3_3">fanów</text:span></text:h>
      <text:p text:style-name="P4"><text:span text:style-name="T4_1">Typowa</text:span><text:span text:style-name="T4_2"><text:s/></text:span><text:span text:style-name="T4_3">rzecz</text:span><text:span text:style-name="T4_4"><text:s/></text:span><text:span text:style-name="T4_5">w</text:span><text:span text:style-name="T4_6"><text:s/></text:span><text:span text:style-name="T4_7">każdym</text:span><text:span text:style-name="T4_8"><text:s/></text:span><text:span text:style-name="T4_9">fandomie</text:span><text:span text:style-name="T4_10">,<text:s/></text:span><text:span text:style-name="T4_11">jednakże</text:span><text:span text:style-name="T4_12"><text:s/></text:span><text:span text:style-name="T4_13">niewiele</text:span><text:span text:style-name="T4_14"><text:s/></text:span><text:span text:style-name="T4_15">z</text:span><text:span text:style-name="T4_16"><text:s/></text:span><text:span text:style-name="T4_17">nich</text:span><text:span text:style-name="T4_18"><text:s/></text:span><text:span text:style-name="T4_19">może</text:span><text:span text:style-name="T4_20"><text:s/></text:span><text:span text:style-name="T4_21">poszczycić</text:span><text:span text:style-name="T4_22"><text:s/></text:span><text:span text:style-name="T4_23">się</text:span><text:span text:style-name="T4_24"><text:s/></text:span><text:span text:style-name="T4_25">taką</text:span><text:span text:style-name="T4_26"><text:s/></text:span><text:span text:style-name="T4_27">skalą</text:span><text:span text:style-name="T4_28"><text:s/></text:span><text:span text:style-name="T4_29">i</text:span><text:span text:style-name="T4_30"><text:s/></text:span><text:span text:style-name="T4_31">rozmachem</text:span><text:span text:style-name="T4_32"><text:s/></text:span><text:span text:style-name="T4_33">jak</text:span><text:span text:style-name="T4_34"><text:s/></text:span><text:span text:style-name="T4_35">bronies</text:span><text:span text:style-name="T4_36">.<text:s/></text:span><text:span text:style-name="T4_37">Tworzymy</text:span><text:span text:style-name="T4_38"><text:s/></text:span><text:span text:style-name="T4_39">szybko</text:span><text:span text:style-name="T4_40"><text:s/></text:span><text:span text:style-name="T4_41">i</text:span><text:span text:style-name="T4_42"><text:s/></text:span><text:span text:style-name="T4_43">dużo</text:span><text:span text:style-name="T4_44">,<text:s/></text:span><text:span text:style-name="T4_45">o</text:span><text:span text:style-name="T4_46"><text:s/></text:span><text:span text:style-name="T4_47">czym</text:span><text:span text:style-name="T4_48"><text:s/></text:span><text:span text:style-name="T4_49">wie</text:span><text:span text:style-name="T4_50"><text:s/></text:span><text:span text:style-name="T4_51">każdy</text:span><text:span text:style-name="T4_52">,<text:s/></text:span><text:span text:style-name="T4_53">kto</text:span><text:span text:style-name="T4_54"><text:s/></text:span><text:span text:style-name="T4_55">choć</text:span><text:span text:style-name="T4_56"><text:s/></text:span><text:span text:style-name="T4_57">trochę</text:span><text:span text:style-name="T4_58"><text:s/></text:span><text:span text:style-name="T4_59">podróżował</text:span><text:span text:style-name="T4_60"><text:s/></text:span><text:span text:style-name="T4_61">po</text:span><text:span text:style-name="T4_62"><text:s/></text:span><text:span text:style-name="T4_63">Internetach</text:span><text:span text:style-name="T4_64">.<text:s/></text:span><text:span text:style-name="T4_65">O</text:span><text:span text:style-name="T4_66"><text:s/></text:span><text:span text:style-name="T4_67">dużych</text:span><text:span text:style-name="T4_68"><text:s/></text:span><text:span text:style-name="T4_69">fanach</text:span><text:span text:style-name="T4_70"><text:s/></text:span><text:span text:style-name="T4_71">MLP</text:span><text:span text:style-name="T4_72"><text:s/></text:span><text:span text:style-name="T4_73">słyszał</text:span><text:span text:style-name="T4_74"><text:s/></text:span><text:span text:style-name="T4_75">prawie</text:span><text:span text:style-name="T4_76"><text:s/></text:span><text:span text:style-name="T4_77">każdy</text:span><text:span text:style-name="T4_78">,<text:s/></text:span><text:span text:style-name="T4_79">sporo</text:span><text:span text:style-name="T4_80"><text:s/></text:span><text:span text:style-name="T4_81">internautów</text:span><text:span text:style-name="T4_82"><text:s/></text:span><text:span text:style-name="T4_83">wręcz</text:span><text:span text:style-name="T4_84"><text:s/></text:span><text:span text:style-name="T4_85">nas</text:span><text:span text:style-name="T4_86"><text:s/></text:span><text:span text:style-name="T4_87">nie</text:span><text:span text:style-name="T4_88"><text:s/></text:span><text:span text:style-name="T4_89">znosi</text:span><text:span text:style-name="T4_90"><text:s/></text:span><text:span text:style-name="T4_91">za</text:span><text:span text:style-name="T4_92"><text:s/></text:span><text:span text:style-name="T4_93">wszechobecne</text:span><text:span text:style-name="T4_94"><text:s/></text:span><text:span text:style-name="T4_95">kuce</text:span><text:span text:style-name="T4_96"><text:s/></text:span><text:span text:style-name="T4_97">czy</text:span><text:span text:style-name="T4_98"><text:s/></text:span><text:span text:style-name="T4_99">raczej</text:span><text:span text:style-name="T4_100"><text:s/></text:span><text:span text:style-name="T4_101">za</text:span><text:span text:style-name="T4_102"><text:s/></text:span><text:span text:style-name="T4_103">nachalne</text:span><text:span text:style-name="T4_104"><text:s/></text:span><text:span text:style-name="T4_105">wciskanie</text:span><text:span text:style-name="T4_106"><text:s/></text:span><text:span text:style-name="T4_107">kucyków</text:span><text:span text:style-name="T4_108"><text:s/></text:span><text:span text:style-name="T4_109">przez</text:span><text:span text:style-name="T4_110"><text:s/></text:span><text:span text:style-name="T4_111">niektórych</text:span><text:span text:style-name="T4_112"><text:s/></text:span><text:span text:style-name="T4_113">kucofanów</text:span><text:span text:style-name="T4_114">.<text:s/></text:span><text:span text:style-name="T4_115">Jednakże</text:span><text:span text:style-name="T4_116">…<text:s/></text:span><text:span text:style-name="T4_117">FIMfiction</text:span><text:span text:style-name="T4_118"><text:s/></text:span><text:span text:style-name="T4_119">to</text:span><text:span text:style-name="T4_120"><text:s/></text:span><text:span text:style-name="T4_121">niewyczerpana</text:span><text:span text:style-name="T4_122"><text:s/></text:span><text:span text:style-name="T4_123">kopalnia</text:span><text:span text:style-name="T4_124"><text:s/></text:span><text:span text:style-name="T4_125">fanfików</text:span><text:span text:style-name="T4_126">,<text:s/></text:span><text:span text:style-name="T4_127">a</text:span><text:span text:style-name="T4_128"><text:s/></text:span><text:span text:style-name="T4_129">deviantart</text:span><text:span text:style-name="T4_130"><text:s/></text:span><text:span text:style-name="T4_131">artów</text:span><text:span text:style-name="T4_132">.<text:s/></text:span><text:span text:style-name="T4_133">Na</text:span><text:span text:style-name="T4_134"><text:s/></text:span><text:span text:style-name="T4_135">samym</text:span><text:span text:style-name="T4_136"><text:s/></text:span><text:span text:style-name="T4_137">MLPPolska</text:span><text:span text:style-name="T4_138"><text:s/></text:span><text:span text:style-name="T4_139">w</text:span><text:span text:style-name="T4_140"><text:s/></text:span><text:span text:style-name="T4_141">dziale</text:span><text:span text:style-name="T4_142"><text:s/></text:span><text:span text:style-name="T4_143">opowiadań</text:span><text:span text:style-name="T4_144"><text:s/></text:span><text:span text:style-name="T4_145">znajduje</text:span><text:span text:style-name="T4_146"><text:s/></text:span><text:span text:style-name="T4_147">się</text:span><text:span text:style-name="T4_148"><text:s/>940<text:s/></text:span><text:span text:style-name="T4_149">tematów</text:span><text:span text:style-name="T4_150">.<text:s/></text:span><text:span text:style-name="T4_151">Jakieś</text:span><text:span text:style-name="T4_152"><text:s/>900<text:s/></text:span><text:span text:style-name="T4_153">to</text:span><text:span text:style-name="T4_154"><text:s/></text:span><text:span text:style-name="T4_155">fanfiki</text:span><text:span text:style-name="T4_156"><text:s/></text:span><text:span text:style-name="T4_157">polskie</text:span><text:span text:style-name="T4_158"><text:s/></text:span><text:span text:style-name="T4_159">i</text:span><text:span text:style-name="T4_160"><text:s/></text:span><text:span text:style-name="T4_161">tłumaczenia</text:span><text:span text:style-name="T4_162"><text:s/></text:span><text:span text:style-name="T4_163">zagranicznych</text:span><text:span text:style-name="T4_164">,<text:s/></text:span><text:span text:style-name="T4_165">głównie</text:span><text:span text:style-name="T4_166"><text:s/></text:span><text:span text:style-name="T4_167">anglojęzycznych</text:span><text:span text:style-name="T4_168">.</text:span><text:span text:style-name="T4_169"><text:s/></text:span><text:span text:style-name="T4_170">Jednak</text:span><text:span text:style-name="T4_171"><text:s/></text:span><text:span text:style-name="T4_172">po</text:span><text:span text:style-name="T4_173"><text:s/></text:span><text:span text:style-name="T4_174">uwzględnieniu</text:span><text:span text:style-name="T4_175"><text:s/></text:span><text:span text:style-name="T4_176">tekstów</text:span><text:span text:style-name="T4_177"><text:s/></text:span><text:span text:style-name="T4_178">konkursowych</text:span><text:span text:style-name="T4_179"><text:s/></text:span><text:span text:style-name="T4_180">i</text:span><text:span text:style-name="T4_181"><text:s/></text:span><text:span text:style-name="T4_182">publikowanych</text:span><text:span text:style-name="T4_183"><text:s/></text:span><text:span text:style-name="T4_184">pod</text:span><text:span text:style-name="T4_185"><text:s/></text:span><text:span text:style-name="T4_186">tagiem</text:span><text:span text:style-name="T4_187"><text:s/>[</text:span><text:span text:style-name="T4_188">seria</text:span><text:span text:style-name="T4_189">],<text:s/></text:span><text:span text:style-name="T4_190">liczby</text:span><text:span text:style-name="T4_191"><text:s/></text:span><text:span text:style-name="T4_192">rosną</text:span><text:span text:style-name="T4_193">.<text:s/></text:span><text:span text:style-name="T4_194">Dolar</text:span><text:span text:style-name="T4_195"><text:s/></text:span><text:span text:style-name="T4_196">mówi</text:span><text:span text:style-name="T4_197">,<text:s/></text:span><text:span text:style-name="T4_198">że</text:span><text:span text:style-name="T4_199"><text:s/></text:span><text:span text:style-name="T4_200">samych</text:span><text:span text:style-name="T4_201"><text:s/></text:span><text:span text:style-name="T4_202">fanfików</text:span><text:span text:style-name="T4_203"><text:s/></text:span><text:span text:style-name="T4_204">jest</text:span><text:span text:style-name="T4_205"><text:s/></text:span><text:span text:style-name="T4_206">więcej</text:span><text:span text:style-name="T4_207">,<text:s/></text:span><text:span text:style-name="T4_208">bo</text:span><text:span text:style-name="T4_209"><text:s/></text:span><text:span text:style-name="T4_210">jakieś</text:span><text:span text:style-name="T4_211"><text:s/>1100.<text:s/></text:span><text:span text:style-name="T4_212">Czy</text:span><text:span text:style-name="T4_213"><text:s/></text:span><text:span text:style-name="T4_214">to</text:span><text:span text:style-name="T4_215"><text:s/></text:span><text:span text:style-name="T4_216">dużo</text:span><text:span text:style-name="T4_217">?<text:s/></text:span><text:span text:style-name="T4_218">Zdecydowanie</text:span><text:span text:style-name="T4_219"><text:s/></text:span><text:span text:style-name="T4_220">tak</text:span><text:span text:style-name="T4_221">!<text:s/></text:span><text:span text:style-name="T4_222">Szczególnie</text:span><text:span text:style-name="T4_223"><text:s/></text:span><text:span text:style-name="T4_224">że</text:span><text:span text:style-name="T4_225"><text:s/></text:span><text:span text:style-name="T4_226">polskich</text:span><text:span text:style-name="T4_227"><text:s/></text:span><text:span text:style-name="T4_228">bronies</text:span><text:span text:style-name="T4_229"><text:s/></text:span><text:span text:style-name="T4_230">jest</text:span><text:span text:style-name="T4_231"><text:s/></text:span><text:span text:style-name="T4_232">niewielu</text:span><text:span text:style-name="T4_233">,<text:s/></text:span><text:span text:style-name="T4_234">a</text:span><text:span text:style-name="T4_235"><text:s/></text:span><text:span text:style-name="T4_236">Polska</text:span><text:span text:style-name="T4_237"><text:s/></text:span><text:span text:style-name="T4_238">jest</text:span><text:span text:style-name="T4_239"><text:s/></text:span><text:span text:style-name="T4_240">małym</text:span><text:span text:style-name="T4_241"><text:s/></text:span><text:span text:style-name="T4_242">krajem</text:span><text:span text:style-name="T4_243">,<text:s/></text:span><text:span text:style-name="T4_244">posługującym</text:span><text:span text:style-name="T4_245"><text:s/></text:span><text:span text:style-name="T4_246">się</text:span><text:span text:style-name="T4_247"><text:s/></text:span><text:span text:style-name="T4_248">niepopularnym</text:span><text:span text:style-name="T4_249"><text:s/></text:span><text:span text:style-name="T4_250">językiem</text:span><text:span text:style-name="T4_251">.<text:s/></text:span><text:span text:style-name="T4_252">Jesteśmy</text:span><text:span text:style-name="T4_253"><text:s/></text:span><text:span text:style-name="T4_254">po</text:span><text:span text:style-name="T4_255"><text:s/></text:span><text:span text:style-name="T4_256">prostu</text:span><text:span text:style-name="T4_257"><text:s/></text:span><text:span text:style-name="T4_258">bardzo</text:span><text:span text:style-name="T4_259"><text:s/></text:span><text:span text:style-name="T4_260">kreatywni</text:span><text:span text:style-name="T4_261">.<text:s/></text:span><text:span text:style-name="T4_262">Na</text:span><text:span text:style-name="T4_263"><text:s/></text:span><text:span text:style-name="T4_264">artach</text:span><text:span text:style-name="T4_265"><text:s/></text:span><text:span text:style-name="T4_266">i</text:span><text:span text:style-name="T4_267"><text:s/></text:span><text:span text:style-name="T4_268">opowiadaniach</text:span><text:span text:style-name="T4_269"><text:s/></text:span><text:span text:style-name="T4_270">świat</text:span><text:span text:style-name="T4_271"><text:s/></text:span><text:span text:style-name="T4_272">się</text:span><text:span text:style-name="T4_273"><text:s/></text:span><text:span text:style-name="T4_274">jednak</text:span><text:span text:style-name="T4_275"><text:s/></text:span><text:span text:style-name="T4_276">nie</text:span><text:span text:style-name="T4_277"><text:s/></text:span><text:span text:style-name="T4_278">kończy</text:span><text:span text:style-name="T4_279">.<text:s/></text:span><text:span text:style-name="T4_280">Nie</text:span><text:span text:style-name="T4_281"><text:s/></text:span><text:span text:style-name="T4_282">można</text:span><text:span text:style-name="T4_283"><text:s/></text:span><text:span text:style-name="T4_284">w</text:span><text:span text:style-name="T4_285"><text:s/></text:span><text:span text:style-name="T4_286">końcu</text:span><text:span text:style-name="T4_287"><text:s/></text:span><text:span text:style-name="T4_288">zapomnieć</text:span><text:span text:style-name="T4_289"><text:s/></text:span><text:span text:style-name="T4_290">o</text:span><text:span text:style-name="T4_291"><text:s/></text:span><text:span text:style-name="T4_292">muzyce</text:span><text:span text:style-name="T4_293"><text:s/></text:span><text:span text:style-name="T4_294">i</text:span><text:span text:style-name="T4_295"><text:s/></text:span><text:span text:style-name="T4_296">animacjach</text:span><text:span text:style-name="T4_297"><text:s/></text:span><text:span text:style-name="T4_298">fanowskich</text:span><text:span text:style-name="T4_299">.<text:s/></text:span><text:span text:style-name="T4_300">Jest</text:span><text:span text:style-name="T4_301"><text:s/></text:span><text:span text:style-name="T4_302">tego</text:span><text:span text:style-name="T4_303"><text:s/></text:span><text:span text:style-name="T4_304">dużo</text:span><text:span text:style-name="T4_305"><text:s/></text:span><text:span text:style-name="T4_306">i</text:span><text:span text:style-name="T4_307"><text:s/></text:span><text:span text:style-name="T4_308">szczególnie</text:span><text:span text:style-name="T4_309"><text:s/></text:span><text:span text:style-name="T4_310">w</text:span><text:span text:style-name="T4_311"><text:s/></text:span><text:span text:style-name="T4_312">przypadku</text:span><text:span text:style-name="T4_313"><text:s/></text:span><text:span text:style-name="T4_314">tego</text:span><text:span text:style-name="T4_315"><text:s/></text:span><text:span text:style-name="T4_316">pierwszego</text:span><text:span text:style-name="T4_317"><text:s/></text:span><text:span text:style-name="T4_318">znajdzie</text:span><text:span text:style-name="T4_319"><text:s/></text:span><text:span text:style-name="T4_320">się</text:span><text:span text:style-name="T4_321"><text:s/></text:span><text:span text:style-name="T4_322">sporo</text:span><text:span text:style-name="T4_323"><text:s/></text:span><text:span text:style-name="T4_324">rzeczy</text:span><text:span text:style-name="T4_325">,<text:s/></text:span><text:span text:style-name="T4_326">które</text:span><text:span text:style-name="T4_327"><text:s/></text:span><text:span text:style-name="T4_328">spodobają</text:span><text:span text:style-name="T4_329"><text:s/></text:span><text:span text:style-name="T4_330">się</text:span><text:span text:style-name="T4_331"><text:s/></text:span><text:span text:style-name="T4_332">nawet</text:span><text:span text:style-name="T4_333"><text:s/></text:span><text:span text:style-name="T4_334">największym</text:span><text:span text:style-name="T4_335"><text:s/></text:span><text:span text:style-name="T4_336">hejterom</text:span><text:span text:style-name="T4_337"><text:s/></text:span><text:span text:style-name="T4_338">MLP</text:span><text:span text:style-name="T4_339">.<text:s/></text:span><text:span text:style-name="T4_340">W</text:span><text:span text:style-name="T4_341"><text:s/></text:span><text:span text:style-name="T4_342">kwestii</text:span><text:span text:style-name="T4_343"><text:s/></text:span><text:span text:style-name="T4_344">tego</text:span><text:span text:style-name="T4_345"><text:s/></text:span><text:span text:style-name="T4_346">drugiego</text:span><text:span text:style-name="T4_347">…<text:s/></text:span><text:span text:style-name="T4_348">jest</text:span><text:span text:style-name="T4_349"><text:s/></text:span><text:span text:style-name="T4_350">gorzej</text:span><text:span text:style-name="T4_351">,<text:s/></text:span><text:span text:style-name="T4_352">dużo</text:span><text:span text:style-name="T4_353"><text:s/></text:span><text:span text:style-name="T4_354">gorzej</text:span><text:span text:style-name="T4_355">.<text:s/></text:span><text:span text:style-name="T4_356">Stworzenie</text:span><text:span text:style-name="T4_357"><text:s/></text:span><text:span text:style-name="T4_358">animacji</text:span><text:span text:style-name="T4_359"><text:s/></text:span><text:span text:style-name="T4_360">jest</text:span><text:span text:style-name="T4_361">,<text:s/></text:span><text:span text:style-name="T4_362">z</text:span><text:span text:style-name="T4_363"><text:s/></text:span><text:span text:style-name="T4_364">tego</text:span><text:span text:style-name="T4_365"><text:s/></text:span><text:span text:style-name="T4_366">co</text:span><text:span text:style-name="T4_367"><text:s/></text:span><text:span text:style-name="T4_368">słyszałam</text:span><text:span text:style-name="T4_369">,<text:s/></text:span><text:span text:style-name="T4_370">bardzo</text:span><text:span text:style-name="T4_371"><text:s/></text:span><text:span text:style-name="T4_372">czasochłonne</text:span><text:span text:style-name="T4_373"><text:s/></text:span><text:span text:style-name="T4_374">i</text:span><text:span text:style-name="T4_375"><text:s/></text:span><text:span text:style-name="T4_376">trudne</text:span><text:span text:style-name="T4_377">,<text:s/></text:span><text:span text:style-name="T4_378">dlatego</text:span><text:span text:style-name="T4_379"><text:s/></text:span><text:span text:style-name="T4_380">mało</text:span><text:span text:style-name="T4_381"><text:s/></text:span><text:span text:style-name="T4_382">osób</text:span><text:span text:style-name="T4_383"><text:s/></text:span><text:span text:style-name="T4_384">się</text:span><text:span text:style-name="T4_385"><text:s/></text:span><text:span text:style-name="T4_386">tym</text:span><text:span text:style-name="T4_387"><text:s/></text:span><text:span text:style-name="T4_388">zajmuje</text:span><text:span text:style-name="T4_389">,<text:s/></text:span><text:span text:style-name="T4_390">a</text:span><text:span text:style-name="T4_391"><text:s/></text:span><text:span text:style-name="T4_392">jeszcze</text:span><text:span text:style-name="T4_393"><text:s/></text:span><text:span text:style-name="T4_394">mniej</text:span><text:span text:style-name="T4_395"><text:s/></text:span><text:span text:style-name="T4_396">zrobi</text:span><text:span text:style-name="T4_397"><text:s/></text:span><text:span text:style-name="T4_398">to</text:span><text:span text:style-name="T4_399"><text:s/></text:span><text:span text:style-name="T4_400">dobrze</text:span><text:span text:style-name="T4_401">.<text:s/></text:span><text:span text:style-name="T4_402">Oczywiście</text:span><text:span text:style-name="T4_403">,<text:s/></text:span><text:span text:style-name="T4_404">są</text:span><text:span text:style-name="T4_405"><text:s/></text:span><text:span text:style-name="T4_406">tacy</text:span><text:span text:style-name="T4_407"><text:s/></text:span><text:span text:style-name="T4_408">ludzie</text:span><text:span text:style-name="T4_409">,<text:s/></text:span><text:span text:style-name="T4_410">jednakże</text:span><text:span text:style-name="T4_411"><text:s/></text:span><text:span text:style-name="T4_412">o</text:span><text:span text:style-name="T4_413"><text:s/></text:span><text:span text:style-name="T4_414">ile</text:span><text:span text:style-name="T4_415"><text:s/></text:span><text:span text:style-name="T4_416">z</text:span><text:span text:style-name="T4_417"><text:s/></text:span><text:span text:style-name="T4_418">tysięcy</text:span><text:span text:style-name="T4_419"><text:s/></text:span><text:span text:style-name="T4_420">pisarzy</text:span><text:span text:style-name="T4_421"><text:s/></text:span><text:span text:style-name="T4_422">czy</text:span><text:span text:style-name="T4_423"><text:s/></text:span><text:span text:style-name="T4_424">rysowników</text:span><text:span text:style-name="T4_425"><text:s/></text:span><text:span text:style-name="T4_426">da</text:span><text:span text:style-name="T4_427"><text:s/></text:span><text:span text:style-name="T4_428">się</text:span><text:span text:style-name="T4_429"><text:s/></text:span><text:span text:style-name="T4_430">wyłonić</text:span><text:span text:style-name="T4_431"><text:s/></text:span><text:span text:style-name="T4_432">kilkudziesięciu</text:span><text:span text:style-name="T4_433"><text:s/></text:span><text:span text:style-name="T4_434">wybitnych</text:span><text:span text:style-name="T4_435">,<text:s/></text:span><text:span text:style-name="T4_436">to</text:span><text:span text:style-name="T4_437"><text:s/></text:span><text:span text:style-name="T4_438">z</text:span><text:span text:style-name="T4_439"><text:s/></text:span><text:span text:style-name="T4_440">kilkudziesięciu</text:span><text:span text:style-name="T4_441"><text:s/></text:span><text:span text:style-name="T4_442">animatorów</text:span><text:span text:style-name="T4_443"><text:s/></text:span><text:span text:style-name="T4_444">ciężko</text:span><text:span text:style-name="T4_445"><text:s/></text:span><text:span text:style-name="T4_446">o</text:span><text:span text:style-name="T4_447"><text:s/></text:span><text:span text:style-name="T4_448">jednego</text:span><text:span text:style-name="T4_449">.<text:s/></text:span><text:span text:style-name="T4_450">Są</text:span><text:span text:style-name="T4_451"><text:s/></text:span><text:span text:style-name="T4_452">bardzo</text:span><text:span text:style-name="T4_453"><text:s/></text:span><text:span text:style-name="T4_454">dobrzy</text:span><text:span text:style-name="T4_455">,<text:s/></text:span><text:span text:style-name="T4_456">jasne</text:span><text:span text:style-name="T4_457">.<text:s/></text:span><text:span text:style-name="T4_458">Jednak</text:span><text:span text:style-name="T4_459"><text:s/></text:span><text:span text:style-name="T4_460">niech</text:span><text:span text:style-name="T4_461"><text:s/></text:span><text:span text:style-name="T4_462">ktoś</text:span><text:span text:style-name="T4_463"><text:s/></text:span><text:span text:style-name="T4_464">mi</text:span><text:span text:style-name="T4_465"><text:s/></text:span><text:span text:style-name="T4_466">wskaże</text:span><text:span text:style-name="T4_467"><text:s/></text:span><text:span text:style-name="T4_468">jednego</text:span><text:span text:style-name="T4_469"><text:s/></text:span><text:span text:style-name="T4_470">wybitnego</text:span><text:span text:style-name="T4_471"><text:s/></text:span><text:span text:style-name="T4_472">na</text:span><text:span text:style-name="T4_473"><text:s/></text:span><text:span text:style-name="T4_474">tle</text:span><text:span text:style-name="T4_475"><text:s/></text:span><text:span text:style-name="T4_476">całego</text:span><text:span text:style-name="T4_477"><text:s/></text:span><text:span text:style-name="T4_478">środowiska</text:span><text:span text:style-name="T4_479">,<text:s/></text:span><text:span text:style-name="T4_480">a</text:span><text:span text:style-name="T4_481"><text:s/></text:span><text:span text:style-name="T4_482">nie</text:span><text:span text:style-name="T4_483"><text:s/></text:span><text:span text:style-name="T4_484">naszego</text:span><text:span text:style-name="T4_485"><text:s/></text:span><text:span text:style-name="T4_486">fandomu</text:span><text:span text:style-name="T4_487">.</text:span></text:p>
      <text:p text:style-name="P5"><text:span text:style-name="T5_1">Jednak</text:span><text:span text:style-name="T5_2"><text:s/></text:span><text:span text:style-name="T5_3">nie</text:span><text:span text:style-name="T5_4"><text:s/></text:span><text:span text:style-name="T5_5">tylko</text:span><text:span text:style-name="T5_6"><text:s/></text:span><text:span text:style-name="T5_7">ilość</text:span><text:span text:style-name="T5_8"><text:s/></text:span><text:span text:style-name="T5_9">kucykowej</text:span><text:span text:style-name="T5_10"><text:s/></text:span><text:span text:style-name="T5_11">twórczości</text:span><text:span text:style-name="T5_12"><text:s/></text:span><text:span text:style-name="T5_13">się</text:span><text:span text:style-name="T5_14"><text:s/></text:span><text:span text:style-name="T5_15">liczy</text:span><text:span text:style-name="T5_16">,<text:s/></text:span><text:span text:style-name="T5_17">ponieważ</text:span><text:span text:style-name="T5_18"><text:s/></text:span><text:span text:style-name="T5_19">najważniejsza</text:span><text:span text:style-name="T5_20"><text:s/></text:span><text:span text:style-name="T5_21">jest</text:span><text:span text:style-name="T5_22"><text:s/></text:span><text:span text:style-name="T5_23">jakość</text:span><text:span text:style-name="T5_24">.<text:s/></text:span><text:span text:style-name="T5_25">O</text:span><text:span text:style-name="T5_26"><text:s/></text:span><text:span text:style-name="T5_27">muzyce</text:span><text:span text:style-name="T5_28"><text:s/></text:span><text:span text:style-name="T5_29">i</text:span><text:span text:style-name="T5_30"><text:s/></text:span><text:span text:style-name="T5_31">animacji</text:span><text:span text:style-name="T5_32"><text:s/></text:span><text:span text:style-name="T5_33">wspomniałam</text:span><text:span text:style-name="T5_34"><text:s/></text:span><text:span text:style-name="T5_35">już</text:span><text:span text:style-name="T5_36"><text:s/></text:span><text:span text:style-name="T5_37">wyżej</text:span><text:span text:style-name="T5_38">,<text:s/></text:span><text:span text:style-name="T5_39">więc</text:span><text:span text:style-name="T5_40"><text:s/></text:span><text:span text:style-name="T5_41">nie</text:span><text:span text:style-name="T5_42"><text:s/></text:span><text:span text:style-name="T5_43">będę</text:span><text:span text:style-name="T5_44"><text:s/></text:span><text:span text:style-name="T5_45">się</text:span><text:span text:style-name="T5_46"><text:s/></text:span><text:span text:style-name="T5_47">powtarzać</text:span><text:span text:style-name="T5_48">.<text:s/></text:span><text:span text:style-name="T5_49">Jeśli</text:span><text:span text:style-name="T5_50"><text:s/></text:span><text:span text:style-name="T5_51">chodzi</text:span><text:span text:style-name="T5_52"><text:s/></text:span><text:span text:style-name="T5_53">o</text:span><text:span text:style-name="T5_54"><text:s/></text:span><text:span text:style-name="T5_55">fanfiki</text:span><text:span text:style-name="T5_56">,<text:s/></text:span><text:span text:style-name="T5_57">to</text:span><text:span text:style-name="T5_58"><text:s/></text:span><text:span text:style-name="T5_59">miałam</text:span><text:span text:style-name="T5_60"><text:s/></text:span><text:span text:style-name="T5_61">styczność</text:span><text:span text:style-name="T5_62"><text:s/></text:span><text:span text:style-name="T5_63">z</text:span><text:span text:style-name="T5_64"><text:s/></text:span><text:span text:style-name="T5_65">twórczością</text:span><text:span text:style-name="T5_66"><text:s/></text:span><text:span text:style-name="T5_67">innych</text:span><text:span text:style-name="T5_68"><text:s/></text:span><text:span text:style-name="T5_69">fandomów</text:span><text:span text:style-name="T5_70">.<text:s/></text:span><text:span text:style-name="T5_71">O</text:span><text:span text:style-name="T5_72"><text:s/></text:span><text:span text:style-name="T5_73">gustach</text:span><text:span text:style-name="T5_74"><text:s/></text:span><text:span text:style-name="T5_75">się</text:span><text:span text:style-name="T5_76"><text:s/></text:span><text:span text:style-name="T5_77">nie</text:span><text:span text:style-name="T5_78"><text:s/></text:span><text:span text:style-name="T5_79">dyskutuje</text:span><text:span text:style-name="T5_80">,<text:s/></text:span><text:span text:style-name="T5_81">ale</text:span><text:span text:style-name="T5_82"><text:s/></text:span><text:span text:style-name="T5_83">tam</text:span><text:span text:style-name="T5_84"><text:s/></text:span><text:span text:style-name="T5_85">przeważały</text:span><text:span text:style-name="T5_86"><text:s/></text:span><text:span text:style-name="T5_87">kiepskie</text:span><text:span text:style-name="T5_88"><text:s/></text:span><text:span text:style-name="T5_89">romanse</text:span><text:span text:style-name="T5_90">,<text:s/></text:span><text:span text:style-name="T5_91">najczęściej</text:span><text:span text:style-name="T5_92"><text:s/></text:span><text:span text:style-name="T5_93">homoseksualne</text:span><text:span text:style-name="T5_94">.<text:s/></text:span><text:span text:style-name="T5_95">Nic</text:span><text:span text:style-name="T5_96"><text:s/></text:span><text:span text:style-name="T5_97">nie</text:span><text:span text:style-name="T5_98"><text:s/></text:span><text:span text:style-name="T5_99">mam</text:span><text:span text:style-name="T5_100"><text:s/></text:span><text:span text:style-name="T5_101">do</text:span><text:span text:style-name="T5_102"><text:s/></text:span><text:span text:style-name="T5_103">tego</text:span><text:span text:style-name="T5_104"><text:s/></text:span><text:span text:style-name="T5_105">typu</text:span><text:span text:style-name="T5_106"><text:s/></text:span><text:span text:style-name="T5_107">twórczości</text:span><text:span text:style-name="T5_108">,<text:s/></text:span><text:span text:style-name="T5_109">ale</text:span><text:span text:style-name="T5_110"><text:s/></text:span><text:span text:style-name="T5_111">jednak</text:span><text:span text:style-name="T5_112"><text:s/></text:span><text:span text:style-name="T5_113">ten</text:span><text:span text:style-name="T5_114"><text:s/></text:span><text:span text:style-name="T5_115">brak</text:span><text:span text:style-name="T5_116"><text:s/></text:span><text:span text:style-name="T5_117">różnorodności</text:span><text:span text:style-name="T5_118"><text:s/></text:span><text:span text:style-name="T5_119">bywał</text:span><text:span text:style-name="T5_120"><text:s/></text:span><text:span text:style-name="T5_121">męczący</text:span><text:span text:style-name="T5_122">.<text:s/></text:span><text:span text:style-name="T5_123">Opowiadania</text:span><text:span text:style-name="T5_124"><text:s/></text:span><text:span text:style-name="T5_125">o</text:span><text:span text:style-name="T5_126"><text:s/></text:span><text:span text:style-name="T5_127">kucykach</text:span><text:span text:style-name="T5_128"><text:s/></text:span><text:span text:style-name="T5_129">przez</text:span><text:span text:style-name="T5_130"><text:s/></text:span><text:span text:style-name="T5_131">elastyczność</text:span><text:span text:style-name="T5_132"><text:s/></text:span><text:span text:style-name="T5_133">kanonu</text:span><text:span text:style-name="T5_134"><text:s/></text:span><text:span text:style-name="T5_135">i</text:span><text:span text:style-name="T5_136"><text:s/></text:span><text:span text:style-name="T5_137">jego</text:span><text:span text:style-name="T5_138"><text:s/></text:span><text:span text:style-name="T5_139">ogólną</text:span><text:span text:style-name="T5_140"><text:s/></text:span><text:span text:style-name="T5_141">specyfikę</text:span><text:span text:style-name="T5_142"><text:s/></text:span><text:span text:style-name="T5_143">są</text:span><text:span text:style-name="T5_144"><text:s/></text:span><text:span text:style-name="T5_145">bardzo</text:span><text:span text:style-name="T5_146"><text:s/></text:span><text:span text:style-name="T5_147">różnorodne</text:span><text:span text:style-name="T5_148">.<text:s/></text:span><text:span text:style-name="T5_149">Mało</text:span><text:span text:style-name="T5_150"><text:s/></text:span><text:span text:style-name="T5_151">danych</text:span><text:span text:style-name="T5_152">,<text:s/></text:span><text:span text:style-name="T5_153">jeszcze</text:span><text:span text:style-name="T5_154"><text:s/></text:span><text:span text:style-name="T5_155">mniej</text:span><text:span text:style-name="T5_156"><text:s/></text:span><text:span text:style-name="T5_157">ograniczeń</text:span><text:span text:style-name="T5_158">,<text:s/></text:span><text:span text:style-name="T5_159">co</text:span><text:span text:style-name="T5_160"><text:s/></text:span><text:span text:style-name="T5_161">daje</text:span><text:span text:style-name="T5_162"><text:s/></text:span><text:span text:style-name="T5_163">idealne</text:span><text:span text:style-name="T5_164"><text:s/></text:span><text:span text:style-name="T5_165">warunki</text:span><text:span text:style-name="T5_166"><text:s/></text:span><text:span text:style-name="T5_167">do</text:span><text:span text:style-name="T5_168"><text:s/></text:span><text:span text:style-name="T5_169">pokazu</text:span><text:span text:style-name="T5_170"><text:s/></text:span><text:span text:style-name="T5_171">kreatywności</text:span><text:span text:style-name="T5_172">.<text:s/></text:span><text:span text:style-name="T5_173">O</text:span><text:span text:style-name="T5_174"><text:s/></text:span><text:span text:style-name="T5_175">tym</text:span><text:span text:style-name="T5_176">,<text:s/></text:span><text:span text:style-name="T5_177">jakie</text:span><text:span text:style-name="T5_178"><text:s/></text:span><text:span text:style-name="T5_179">cudeńka</text:span><text:span text:style-name="T5_180"><text:s/></text:span><text:span text:style-name="T5_181">rysują</text:span><text:span text:style-name="T5_182"><text:s/></text:span><text:span text:style-name="T5_183">niektórzy</text:span><text:span text:style-name="T5_184">,<text:s/></text:span><text:span text:style-name="T5_185">chyba</text:span><text:span text:style-name="T5_186"><text:s/></text:span><text:span text:style-name="T5_187">nie</text:span><text:span text:style-name="T5_188"><text:s/></text:span><text:span text:style-name="T5_189">muszę</text:span><text:span text:style-name="T5_190"><text:s/></text:span><text:span text:style-name="T5_191">nawet</text:span><text:span text:style-name="T5_192"><text:s/></text:span><text:span text:style-name="T5_193">mówić</text:span><text:span text:style-name="T5_194">.<text:s/></text:span></text:p>
      <text:h text:style-name="P6" text:outline-level="10"><text:bookmark-start text:name="h.2rpcyhe4yr7b"/><text:bookmark-end text:name="h.2rpcyhe4yr7b"/><text:span text:style-name="T6_1">Ludzie</text:span></text:h>
      <text:p text:style-name="P7"><text:span text:style-name="T7_1">Co</text:span><text:span text:style-name="T7_2"><text:s/></text:span><text:span text:style-name="T7_3">tu</text:span><text:span text:style-name="T7_4"><text:s/></text:span><text:span text:style-name="T7_5">dużo</text:span><text:span text:style-name="T7_6"><text:s/></text:span><text:span text:style-name="T7_7">mówić</text:span><text:span text:style-name="T7_8">,<text:s/></text:span><text:span text:style-name="T7_9">fandom</text:span><text:span text:style-name="T7_10"><text:s/></text:span><text:span text:style-name="T7_11">to</text:span><text:span text:style-name="T7_12"><text:s/></text:span><text:span text:style-name="T7_13">społeczność</text:span><text:span text:style-name="T7_14">.<text:s/></text:span><text:span text:style-name="T7_15">Kiedy</text:span><text:span text:style-name="T7_16"><text:s/></text:span><text:span text:style-name="T7_17">zaczynałam</text:span><text:span text:style-name="T7_18"><text:s/></text:span><text:span text:style-name="T7_19">bawić</text:span><text:span text:style-name="T7_20"><text:s/></text:span><text:span text:style-name="T7_21">się</text:span><text:span text:style-name="T7_22"><text:s/></text:span><text:span text:style-name="T7_23">w</text:span><text:span text:style-name="T7_24"><text:s/></text:span><text:span text:style-name="T7_25">kuce</text:span><text:span text:style-name="T7_26">,<text:s/></text:span><text:span text:style-name="T7_27">nie</text:span><text:span text:style-name="T7_28"><text:s/></text:span><text:span text:style-name="T7_29">sądziłam</text:span><text:span text:style-name="T7_30">,<text:s/></text:span><text:span text:style-name="T7_31">że</text:span><text:span text:style-name="T7_32"><text:s/></text:span><text:span text:style-name="T7_33">poznam</text:span><text:span text:style-name="T7_34"><text:s/></text:span><text:span text:style-name="T7_35">tu</text:span><text:span text:style-name="T7_36"><text:s/></text:span><text:span text:style-name="T7_37">tylu</text:span><text:span text:style-name="T7_38"><text:s/></text:span><text:span text:style-name="T7_39">ludzi</text:span><text:span text:style-name="T7_40"><text:s/></text:span><text:span text:style-name="T7_41">w</text:span><text:span text:style-name="T7_42"><text:s/></text:span><text:span text:style-name="T7_43">różnym</text:span><text:span text:style-name="T7_44"><text:s/></text:span><text:span text:style-name="T7_45">wieku</text:span><text:span text:style-name="T7_46"><text:s/></text:span><text:span text:style-name="T7_47">i</text:span><text:span text:style-name="T7_48"><text:s/></text:span><text:span text:style-name="T7_49">o</text:span><text:span text:style-name="T7_50"><text:s/></text:span><text:span text:style-name="T7_51">różnych</text:span><text:span text:style-name="T7_52"><text:s/></text:span><text:span text:style-name="T7_53">przekonaniach</text:span><text:span text:style-name="T7_54">.<text:s/></text:span><text:span text:style-name="T7_55">Może</text:span><text:span text:style-name="T7_56"><text:s/></text:span><text:span text:style-name="T7_57">i</text:span><text:span text:style-name="T7_58"><text:s/></text:span><text:span text:style-name="T7_59">niewiele</text:span><text:span text:style-name="T7_60"><text:s/></text:span><text:span text:style-name="T7_61">nas</text:span><text:span text:style-name="T7_62"><text:s/></text:span><text:span text:style-name="T7_63">łączy</text:span><text:span text:style-name="T7_64">,<text:s/></text:span><text:span text:style-name="T7_65">bo</text:span><text:span text:style-name="T7_66"><text:s/></text:span><text:span text:style-name="T7_67">tylko</text:span><text:span text:style-name="T7_68"><text:s/></text:span><text:span text:style-name="T7_69">oglądamy</text:span><text:span text:style-name="T7_70"><text:s/></text:span><text:span text:style-name="T7_71">wspólnie</text:span><text:span text:style-name="T7_72"><text:s/></text:span><text:span text:style-name="T7_73">serial</text:span><text:span text:style-name="T7_74"><text:s/></text:span><text:span text:style-name="T7_75">dla</text:span><text:span text:style-name="T7_76"><text:s/></text:span><text:span text:style-name="T7_77">małych</text:span><text:span text:style-name="T7_78"><text:s/></text:span><text:span text:style-name="T7_79">dziewczynek</text:span><text:span text:style-name="T7_80">,<text:s/></text:span><text:span text:style-name="T7_81">ale</text:span><text:span text:style-name="T7_82"><text:s/></text:span><text:span text:style-name="T7_83">jednak</text:span><text:span text:style-name="T7_84"><text:s/></text:span><text:span text:style-name="T7_85">to</text:span><text:span text:style-name="T7_86"><text:s/></text:span><text:span text:style-name="T7_87">równie</text:span><text:span text:style-name="T7_88"><text:s/></text:span><text:span text:style-name="T7_89">dobry</text:span><text:span text:style-name="T7_90"><text:s/></text:span><text:span text:style-name="T7_91">powód</text:span><text:span text:style-name="T7_92"><text:s/></text:span><text:span text:style-name="T7_93">do</text:span><text:span text:style-name="T7_94"><text:s/></text:span><text:span text:style-name="T7_95">nawiązania</text:span><text:span text:style-name="T7_96"><text:s/></text:span><text:span text:style-name="T7_97">znajomości</text:span><text:span text:style-name="T7_98"><text:s/></text:span><text:span text:style-name="T7_99">jak</text:span><text:span text:style-name="T7_100"><text:s/></text:span><text:span text:style-name="T7_101">każdy</text:span><text:span text:style-name="T7_102"><text:s/></text:span><text:span text:style-name="T7_103">inny</text:span><text:span text:style-name="T7_104">.<text:s/></text:span><text:span text:style-name="T7_105">Szczególnie</text:span><text:span text:style-name="T7_106"><text:s/></text:span><text:span text:style-name="T7_107">fanowskie</text:span><text:span text:style-name="T7_108"><text:s/></text:span><text:span text:style-name="T7_109">projekty</text:span><text:span text:style-name="T7_110"><text:s/></text:span><text:span text:style-name="T7_111">umacniają</text:span><text:span text:style-name="T7_112"><text:s/></text:span><text:span text:style-name="T7_113">więzi</text:span><text:span text:style-name="T7_114">.<text:s/></text:span><text:span text:style-name="T7_115">Nie</text:span><text:span text:style-name="T7_116"><text:s/></text:span><text:span text:style-name="T7_117">mówię</text:span><text:span text:style-name="T7_118"><text:s/></text:span><text:span text:style-name="T7_119">tu</text:span><text:span text:style-name="T7_120"><text:s/></text:span><text:span text:style-name="T7_121">o</text:span><text:span text:style-name="T7_122"><text:s/></text:span><text:span text:style-name="T7_123">wielkich</text:span><text:span text:style-name="T7_124"><text:s/></text:span><text:span text:style-name="T7_125">przyjaźniach</text:span><text:span text:style-name="T7_126"><text:s/></text:span><text:span text:style-name="T7_127">na</text:span><text:span text:style-name="T7_128"><text:s/></text:span><text:span text:style-name="T7_129">wieki</text:span><text:span text:style-name="T7_130">,<text:s/></text:span><text:span text:style-name="T7_131">ale</text:span><text:span text:style-name="T7_132"><text:s/></text:span><text:span text:style-name="T7_133">o</text:span><text:span text:style-name="T7_134"><text:s/></text:span><text:span text:style-name="T7_135">zwykłych</text:span><text:span text:style-name="T7_136"><text:s/></text:span><text:span text:style-name="T7_137">znajomych</text:span><text:span text:style-name="T7_138"><text:s/></text:span><text:span text:style-name="T7_139">do</text:span><text:span text:style-name="T7_140"><text:s/></text:span><text:span text:style-name="T7_141">heheszkowania</text:span><text:span text:style-name="T7_142">.</text:span></text:p>
      <text:p text:style-name="P8"><text:span text:style-name="T8_1">Tu</text:span><text:span text:style-name="T8_2"><text:s/></text:span><text:span text:style-name="T8_3">na</text:span><text:span text:style-name="T8_4"><text:s/></text:span><text:span text:style-name="T8_5">szczególne</text:span><text:span text:style-name="T8_6"><text:s/></text:span><text:span text:style-name="T8_7">względy</text:span><text:span text:style-name="T8_8"><text:s/></text:span><text:span text:style-name="T8_9">zasługują</text:span><text:span text:style-name="T8_10"><text:s/></text:span><text:span text:style-name="T8_11">szczególnie</text:span><text:span text:style-name="T8_12"><text:s/></text:span><text:span text:style-name="T8_13">moje</text:span><text:span text:style-name="T8_14"><text:s/></text:span><text:span text:style-name="T8_15">małe</text:span><text:span text:style-name="T8_16"><text:s/></text:span><text:span text:style-name="T8_17">rosiczki</text:span><text:span text:style-name="T8_18">,<text:s/></text:span><text:span text:style-name="T8_19">czyli</text:span><text:span text:style-name="T8_20"><text:s/></text:span><text:span text:style-name="T8_21">redakcja</text:span><text:span text:style-name="T8_22"><text:s/>“</text:span><text:span text:style-name="T8_23">Equestria</text:span><text:span text:style-name="T8_24"><text:s/></text:span><text:span text:style-name="T8_25">Times</text:span><text:span text:style-name="T8_26">”.<text:s/></text:span><text:span text:style-name="T8_27">Jestem</text:span><text:span text:style-name="T8_28"><text:s/></text:span><text:span text:style-name="T8_29">w</text:span><text:span text:style-name="T8_30"><text:s/></text:span><text:span text:style-name="T8_31">niej</text:span><text:span text:style-name="T8_32"><text:s/></text:span><text:span text:style-name="T8_33">od</text:span><text:span text:style-name="T8_34"><text:s/></text:span><text:span text:style-name="T8_35">samego</text:span><text:span text:style-name="T8_36"><text:s/></text:span><text:span text:style-name="T8_37">początku</text:span><text:span text:style-name="T8_38">,<text:s/></text:span><text:span text:style-name="T8_39">widziałam</text:span><text:span text:style-name="T8_40">,<text:s/></text:span><text:span text:style-name="T8_41">jak</text:span><text:span text:style-name="T8_42"><text:s/></text:span><text:span text:style-name="T8_43">przewijało</text:span><text:span text:style-name="T8_44"><text:s/></text:span><text:span text:style-name="T8_45">się</text:span><text:span text:style-name="T8_46"><text:s/></text:span><text:span text:style-name="T8_47">przez</text:span><text:span text:style-name="T8_48"><text:s/></text:span><text:span text:style-name="T8_49">nią</text:span><text:span text:style-name="T8_50"><text:s/></text:span><text:span text:style-name="T8_51">wiele</text:span><text:span text:style-name="T8_52"><text:s/></text:span><text:span text:style-name="T8_53">osób</text:span><text:span text:style-name="T8_54">.<text:s/></text:span><text:span text:style-name="T8_55">Większość</text:span><text:span text:style-name="T8_56"><text:s/></text:span><text:span text:style-name="T8_57">pierwotnej</text:span><text:span text:style-name="T8_58"><text:s/></text:span><text:span text:style-name="T8_59">ekipy</text:span><text:span text:style-name="T8_60"><text:s/></text:span><text:span text:style-name="T8_61">trzyma</text:span><text:span text:style-name="T8_62"><text:s/></text:span><text:span text:style-name="T8_63">się</text:span><text:span text:style-name="T8_64"><text:s/></text:span><text:span text:style-name="T8_65">do</text:span><text:span text:style-name="T8_66"><text:s/></text:span><text:span text:style-name="T8_67">dnia</text:span><text:span text:style-name="T8_68"><text:s/></text:span><text:span text:style-name="T8_69">dzisiejszego</text:span><text:span text:style-name="T8_70">,<text:s/></text:span><text:span text:style-name="T8_71">nowi</text:span><text:span text:style-name="T8_72"><text:s/></text:span><text:span text:style-name="T8_73">też</text:span><text:span text:style-name="T8_74"><text:s/></text:span><text:span text:style-name="T8_75">częściej</text:span><text:span text:style-name="T8_76"><text:s/></text:span><text:span text:style-name="T8_77">zostają</text:span><text:span text:style-name="T8_78"><text:s/></text:span><text:span text:style-name="T8_79">na</text:span><text:span text:style-name="T8_80"><text:s/></text:span><text:span text:style-name="T8_81">stałe</text:span><text:span text:style-name="T8_82"><text:s/></text:span><text:span text:style-name="T8_83">niż</text:span><text:span text:style-name="T8_84"><text:s/></text:span><text:span text:style-name="T8_85">znikają</text:span><text:span text:style-name="T8_86"><text:s/></text:span><text:span text:style-name="T8_87">po</text:span><text:span text:style-name="T8_88"><text:s/></text:span><text:span text:style-name="T8_89">paru</text:span><text:span text:style-name="T8_90"><text:s/></text:span><text:span text:style-name="T8_91">miesiącach</text:span><text:span text:style-name="T8_92">.<text:s/></text:span><text:span text:style-name="T8_93">Może</text:span><text:span text:style-name="T8_94"><text:s/></text:span><text:span text:style-name="T8_95">jesteśmy</text:span><text:span text:style-name="T8_96"><text:s/></text:span><text:span text:style-name="T8_97">specyficzną</text:span><text:span text:style-name="T8_98"><text:s/></text:span><text:span text:style-name="T8_99">grupą</text:span><text:span text:style-name="T8_100">,<text:s/></text:span><text:span text:style-name="T8_101">ale</text:span><text:span text:style-name="T8_102"><text:s/></text:span><text:span text:style-name="T8_103">na</text:span><text:span text:style-name="T8_104"><text:s/></text:span><text:span text:style-name="T8_105">pewno</text:span><text:span text:style-name="T8_106"><text:s/></text:span><text:span text:style-name="T8_107">pozytywną</text:span><text:span text:style-name="T8_108">.<text:s/></text:span><text:span text:style-name="T8_109">No</text:span><text:span text:style-name="T8_110"><text:s/></text:span><text:span text:style-name="T8_111">i</text:span><text:span text:style-name="T8_112"><text:s/></text:span><text:span text:style-name="T8_113">zdecydowanie</text:span><text:span text:style-name="T8_114">,<text:s/></text:span><text:span text:style-name="T8_115">nawet</text:span><text:span text:style-name="T8_116"><text:s/></text:span><text:span text:style-name="T8_117">jeśli</text:span><text:span text:style-name="T8_118"><text:s/></text:span><text:span text:style-name="T8_119">fandom</text:span><text:span text:style-name="T8_120"><text:s/></text:span><text:span text:style-name="T8_121">upadnie</text:span><text:span text:style-name="T8_122">,<text:s/></text:span><text:span text:style-name="T8_123">minie</text:span><text:span text:style-name="T8_124"><text:s/></text:span><text:span text:style-name="T8_125">wiele</text:span><text:span text:style-name="T8_126"><text:s/></text:span><text:span text:style-name="T8_127">lat</text:span><text:span text:style-name="T8_128">,<text:s/></text:span><text:span text:style-name="T8_129">a</text:span><text:span text:style-name="T8_130"><text:s/></text:span><text:span text:style-name="T8_131">nasze</text:span><text:span text:style-name="T8_132"><text:s/></text:span><text:span text:style-name="T8_133">drogi</text:span><text:span text:style-name="T8_134"><text:s/></text:span><text:span text:style-name="T8_135">się</text:span><text:span text:style-name="T8_136"><text:s/></text:span><text:span text:style-name="T8_137">rozejdą</text:span><text:span text:style-name="T8_138">,<text:s/></text:span><text:span text:style-name="T8_139">to</text:span><text:span text:style-name="T8_140"><text:s/></text:span><text:span text:style-name="T8_141">nigdy</text:span><text:span text:style-name="T8_142"><text:s/></text:span><text:span text:style-name="T8_143">nie</text:span><text:span text:style-name="T8_144"><text:s/></text:span><text:span text:style-name="T8_145">zapomnę</text:span><text:span text:style-name="T8_146"><text:s/></text:span><text:span text:style-name="T8_147">o</text:span><text:span text:style-name="T8_148"><text:s/></text:span><text:span text:style-name="T8_149">tym</text:span><text:span text:style-name="T8_150"><text:s/></text:span><text:span text:style-name="T8_151">kawałku</text:span><text:span text:style-name="T8_152"><text:s/></text:span><text:span text:style-name="T8_153">mojego</text:span><text:span text:style-name="T8_154"><text:s/></text:span><text:span text:style-name="T8_155">życia</text:span><text:span text:style-name="T8_156"><text:s/></text:span><text:span text:style-name="T8_157">oraz</text:span><text:span text:style-name="T8_158"><text:s/></text:span><text:span text:style-name="T8_159">o</text:span><text:span text:style-name="T8_160"><text:s/></text:span><text:span text:style-name="T8_161">tych</text:span><text:span text:style-name="T8_162"><text:s/></text:span><text:span text:style-name="T8_163">wszystkich</text:span><text:span text:style-name="T8_164"><text:s/></text:span><text:span text:style-name="T8_165">chwilach</text:span><text:span text:style-name="T8_166"><text:s/></text:span><text:span text:style-name="T8_167">na</text:span><text:span text:style-name="T8_168"><text:s/></text:span><text:span text:style-name="T8_169">redakcyjnej</text:span><text:span text:style-name="T8_170"><text:s/></text:span><text:span text:style-name="T8_171">konferencji</text:span><text:span text:style-name="T8_172">.<text:s/></text:span><text:span text:style-name="T8_173">Pomagamy</text:span><text:span text:style-name="T8_174"><text:s/></text:span><text:span text:style-name="T8_175">sobie</text:span><text:span text:style-name="T8_176"><text:s/></text:span><text:span text:style-name="T8_177">nawzajem</text:span><text:span text:style-name="T8_178">,<text:s/></text:span><text:span text:style-name="T8_179">żartujemy</text:span><text:span text:style-name="T8_180"><text:s/></text:span><text:span text:style-name="T8_181">i</text:span><text:span text:style-name="T8_182"><text:s/></text:span><text:span text:style-name="T8_183">tworzymy</text:span><text:span text:style-name="T8_184"><text:s/></text:span><text:span text:style-name="T8_185">redakcyjne</text:span><text:span text:style-name="T8_186"><text:s/></text:span><text:span text:style-name="T8_187">projekty</text:span><text:span text:style-name="T8_188"><text:s/></text:span><text:span text:style-name="T8_189">poboczne</text:span><text:span text:style-name="T8_190">,<text:s/></text:span><text:span text:style-name="T8_191">które</text:span><text:span text:style-name="T8_192"><text:s/></text:span><text:span text:style-name="T8_193">może</text:span><text:span text:style-name="T8_194"><text:s/></text:span><text:span text:style-name="T8_195">pewnego</text:span><text:span text:style-name="T8_196"><text:s/></text:span><text:span text:style-name="T8_197">dnia</text:span><text:span text:style-name="T8_198"><text:s/></text:span><text:span text:style-name="T8_199">ujrzą</text:span><text:span text:style-name="T8_200"><text:s/></text:span><text:span text:style-name="T8_201">światło</text:span><text:span text:style-name="T8_202"><text:s/></text:span><text:span text:style-name="T8_203">dzienne</text:span><text:span text:style-name="T8_204">,<text:s/></text:span><text:span text:style-name="T8_205">a</text:span><text:span text:style-name="T8_206"><text:s/></text:span><text:span text:style-name="T8_207">przynajmniej</text:span><text:span text:style-name="T8_208"><text:s/></text:span><text:span text:style-name="T8_209">taką</text:span><text:span text:style-name="T8_210"><text:s/></text:span><text:span text:style-name="T8_211">mam</text:span><text:span text:style-name="T8_212"><text:s/></text:span><text:span text:style-name="T8_213">nadzieję</text:span><text:span text:style-name="T8_214">.<text:s/></text:span><text:span text:style-name="T8_215">Jesteśmy</text:span><text:span text:style-name="T8_216"><text:s/></text:span><text:span text:style-name="T8_217">bardzo</text:span><text:span text:style-name="T8_218"><text:s/></text:span><text:span text:style-name="T8_219">różni</text:span><text:span text:style-name="T8_220"><text:s/></text:span><text:span text:style-name="T8_221">i</text:span><text:span text:style-name="T8_222"><text:s/></text:span><text:span text:style-name="T8_223">w</text:span><text:span text:style-name="T8_224"><text:s/></text:span><text:span text:style-name="T8_225">tym</text:span><text:span text:style-name="T8_226"><text:s/></text:span><text:span text:style-name="T8_227">tkwi</text:span><text:span text:style-name="T8_228"><text:s/></text:span><text:span text:style-name="T8_229">nasza</text:span><text:span text:style-name="T8_230"><text:s/></text:span><text:span text:style-name="T8_231">siła</text:span><text:span text:style-name="T8_232">,<text:s/></text:span><text:span text:style-name="T8_233">ponieważ</text:span><text:span text:style-name="T8_234"><text:s/></text:span><text:span text:style-name="T8_235">nauczyliśmy</text:span><text:span text:style-name="T8_236"><text:s/></text:span><text:span text:style-name="T8_237">się</text:span><text:span text:style-name="T8_238"><text:s/></text:span><text:span text:style-name="T8_239">wzajemnej</text:span><text:span text:style-name="T8_240"><text:s/></text:span><text:span text:style-name="T8_241">tolerancji</text:span><text:span text:style-name="T8_242">.<text:s/></text:span><text:span text:style-name="T8_243">No</text:span><text:span text:style-name="T8_244"><text:s/></text:span><text:span text:style-name="T8_245">i</text:span><text:span text:style-name="T8_246"><text:s/></text:span><text:span text:style-name="T8_247">bez</text:span><text:span text:style-name="T8_248"><text:s/></text:span><text:span text:style-name="T8_249">tej</text:span><text:span text:style-name="T8_250"><text:s/></text:span><text:span text:style-name="T8_251">różnorodności</text:span><text:span text:style-name="T8_252"><text:s/></text:span><text:span text:style-name="T8_253">byłoby</text:span><text:span text:style-name="T8_254"><text:s/></text:span><text:span text:style-name="T8_255">nudno</text:span><text:span text:style-name="T8_256">,<text:s/></text:span><text:span text:style-name="T8_257">prawda</text:span><text:span text:style-name="T8_258">?</text:span></text:p>
      <text:h text:style-name="P9" text:outline-level="10"><text:bookmark-start text:name="h.37fcwvlpd50x"/><text:bookmark-end text:name="h.37fcwvlpd50x"/><text:span text:style-name="T9_1">Raki</text:span></text:h>
      <text:p text:style-name="P10"><text:span text:style-name="T10_1">Bo</text:span><text:span text:style-name="T10_2"><text:s/></text:span><text:span text:style-name="T10_3">czym</text:span><text:span text:style-name="T10_4"><text:s/></text:span><text:span text:style-name="T10_5">byłby</text:span><text:span text:style-name="T10_6"><text:s/></text:span><text:span text:style-name="T10_7">fandom</text:span><text:span text:style-name="T10_8"><text:s/></text:span><text:span text:style-name="T10_9">bez</text:span><text:span text:style-name="T10_10"><text:s/></text:span><text:span text:style-name="T10_11">tworów</text:span><text:span text:style-name="T10_12"><text:s/></text:span><text:span text:style-name="T10_13">tak</text:span><text:span text:style-name="T10_14"><text:s/></text:span><text:span text:style-name="T10_15">złych</text:span><text:span text:style-name="T10_16">,<text:s/></text:span><text:span text:style-name="T10_17">że</text:span><text:span text:style-name="T10_18"><text:s/></text:span><text:span text:style-name="T10_19">aż</text:span><text:span text:style-name="T10_20"><text:s/></text:span><text:span text:style-name="T10_21">rakowych</text:span><text:span text:style-name="T10_22">?<text:s/></text:span><text:span text:style-name="T10_23">Przyznaję</text:span><text:span text:style-name="T10_24">,<text:s/></text:span><text:span text:style-name="T10_25">że</text:span><text:span text:style-name="T10_26"><text:s/></text:span><text:span text:style-name="T10_27">nic</text:span><text:span text:style-name="T10_28"><text:s/></text:span><text:span text:style-name="T10_29">mi</text:span><text:span text:style-name="T10_30"><text:s/></text:span><text:span text:style-name="T10_31">nie</text:span><text:span text:style-name="T10_32"><text:s/></text:span><text:span text:style-name="T10_33">poprawia</text:span><text:span text:style-name="T10_34"><text:s/></text:span><text:span text:style-name="T10_35">humoru</text:span><text:span text:style-name="T10_36"><text:s/></text:span><text:span text:style-name="T10_37">jak</text:span><text:span text:style-name="T10_38"><text:s/></text:span><text:span text:style-name="T10_39">tak</text:span><text:span text:style-name="T10_40"><text:s/></text:span><text:span text:style-name="T10_41">zwane</text:span><text:span text:style-name="T10_42"><text:s/></text:span><text:span text:style-name="T10_43">raki</text:span><text:span text:style-name="T10_44">.<text:s/></text:span><text:span text:style-name="T10_45">To</text:span><text:span text:style-name="T10_46">,<text:s/></text:span><text:span text:style-name="T10_47">co</text:span><text:span text:style-name="T10_48"><text:s/></text:span><text:span text:style-name="T10_49">uważamy</text:span><text:span text:style-name="T10_50"><text:s/></text:span><text:span text:style-name="T10_51">za</text:span><text:span text:style-name="T10_52"><text:s/></text:span><text:span text:style-name="T10_53">raka</text:span><text:span text:style-name="T10_54"><text:s/></text:span><text:span text:style-name="T10_55">to</text:span><text:span text:style-name="T10_56"><text:s/></text:span><text:span text:style-name="T10_57">oczywiście</text:span><text:span text:style-name="T10_58"><text:s/></text:span><text:span text:style-name="T10_59">kwestia</text:span><text:span text:style-name="T10_60"><text:s/></text:span><text:span text:style-name="T10_61">mocno</text:span><text:span text:style-name="T10_62"><text:s/></text:span><text:span text:style-name="T10_63">subiektywna</text:span><text:span text:style-name="T10_64">.<text:s/></text:span><text:span text:style-name="T10_65">Dla</text:span><text:span text:style-name="T10_66"><text:s/></text:span><text:span text:style-name="T10_67">jednego</text:span><text:span text:style-name="T10_68"><text:s/></text:span><text:span text:style-name="T10_69">będą</text:span><text:span text:style-name="T10_70"><text:s/></text:span><text:span text:style-name="T10_71">to</text:span><text:span text:style-name="T10_72"><text:s/></text:span><text:span text:style-name="T10_73">clopy</text:span><text:span text:style-name="T10_74">,<text:s/></text:span><text:span text:style-name="T10_75">dla</text:span><text:span text:style-name="T10_76"><text:s/></text:span><text:span text:style-name="T10_77">drugiego</text:span><text:span text:style-name="T10_78"><text:s/></text:span><text:span text:style-name="T10_79">fanfiki</text:span><text:span text:style-name="T10_80"><text:s/></text:span><text:span text:style-name="T10_81">Human</text:span><text:span text:style-name="T10_82"><text:s/></text:span><text:span text:style-name="T10_83">in</text:span><text:span text:style-name="T10_84"><text:s/></text:span><text:span text:style-name="T10_85">Equestria</text:span><text:span text:style-name="T10_86">,<text:s/></text:span><text:span text:style-name="T10_87">a</text:span><text:span text:style-name="T10_88"><text:s/></text:span><text:span text:style-name="T10_89">dla</text:span><text:span text:style-name="T10_90"><text:s/></text:span><text:span text:style-name="T10_91">kogoś</text:span><text:span text:style-name="T10_92"><text:s/></text:span><text:span text:style-name="T10_93">jeszcze</text:span><text:span text:style-name="T10_94"><text:s/></text:span><text:span text:style-name="T10_95">innego</text:span><text:span text:style-name="T10_96"><text:s/></text:span><text:span text:style-name="T10_97">dziwne</text:span><text:span text:style-name="T10_98"><text:s/></text:span><text:span text:style-name="T10_99">kuce</text:span><text:span text:style-name="T10_100"><text:s/></text:span><text:span text:style-name="T10_101">z</text:span><text:span text:style-name="T10_102"><text:s/></text:span><text:span text:style-name="T10_103">Danziga</text:span><text:span text:style-name="T10_104">.<text:s/></text:span><text:span text:style-name="T10_105">Pewnie</text:span><text:span text:style-name="T10_106"><text:s/></text:span><text:span text:style-name="T10_107">nawet</text:span><text:span text:style-name="T10_108"><text:s/></text:span><text:span text:style-name="T10_109">znalazłoby</text:span><text:span text:style-name="T10_110"><text:s/></text:span><text:span text:style-name="T10_111">się</text:span><text:span text:style-name="T10_112"><text:s/></text:span><text:span text:style-name="T10_113">parę</text:span><text:span text:style-name="T10_114"><text:s/></text:span><text:span text:style-name="T10_115">osób</text:span><text:span text:style-name="T10_116">,<text:s/></text:span><text:span text:style-name="T10_117">dla</text:span><text:span text:style-name="T10_118"><text:s/></text:span><text:span text:style-name="T10_119">których</text:span><text:span text:style-name="T10_120"><text:s/></text:span><text:span text:style-name="T10_121">ja</text:span><text:span text:style-name="T10_122"><text:s/></text:span><text:span text:style-name="T10_123">jestem</text:span><text:span text:style-name="T10_124"><text:s/></text:span><text:span text:style-name="T10_125">rakiem</text:span><text:span text:style-name="T10_126">,<text:s/></text:span><text:span text:style-name="T10_127">a</text:span><text:span text:style-name="T10_128"><text:s/></text:span><text:span text:style-name="T10_129">moje</text:span><text:span text:style-name="T10_130"><text:s/></text:span><text:span text:style-name="T10_131">artykuły</text:span><text:span text:style-name="T10_132"><text:s/></text:span><text:span text:style-name="T10_133">nie</text:span><text:span text:style-name="T10_134"><text:s/></text:span><text:span text:style-name="T10_135">nadają</text:span><text:span text:style-name="T10_136"><text:s/></text:span><text:span text:style-name="T10_137">się</text:span><text:span text:style-name="T10_138"><text:s/></text:span><text:span text:style-name="T10_139">nawet</text:span><text:span text:style-name="T10_140"><text:s/></text:span><text:span text:style-name="T10_141">na</text:span><text:span text:style-name="T10_142"><text:s/></text:span><text:span text:style-name="T10_143">podpałkę</text:span><text:span text:style-name="T10_144">.<text:s/></text:span><text:span text:style-name="T10_145">Mam</text:span><text:span text:style-name="T10_146"><text:s/></text:span><text:span text:style-name="T10_147">nawet</text:span><text:span text:style-name="T10_148"><text:s/></text:span><text:span text:style-name="T10_149">małą</text:span><text:span text:style-name="T10_150"><text:s/></text:span><text:span text:style-name="T10_151">propozycję</text:span><text:span text:style-name="T10_152">:<text:s/></text:span><text:span text:style-name="T10_153">opiszcie</text:span><text:span text:style-name="T10_154"><text:s/></text:span><text:span text:style-name="T10_155">w</text:span><text:span text:style-name="T10_156"><text:s/></text:span><text:span text:style-name="T10_157">komentarzach</text:span><text:span text:style-name="T10_158"><text:s/></text:span><text:span text:style-name="T10_159">pod</text:span><text:span text:style-name="T10_160"><text:s/></text:span><text:span text:style-name="T10_161">numerem</text:span><text:span text:style-name="T10_162"><text:s/></text:span><text:span text:style-name="T10_163">swoje</text:span><text:span text:style-name="T10_164"><text:s/></text:span><text:span text:style-name="T10_165">ulubione</text:span><text:span text:style-name="T10_166"><text:s/></text:span><text:span text:style-name="T10_167">czy</text:span><text:span text:style-name="T10_168"><text:s/></text:span><text:span text:style-name="T10_169">tam</text:span><text:span text:style-name="T10_170"><text:s/></text:span><text:span text:style-name="T10_171">znienawidzone</text:span><text:span text:style-name="T10_172"><text:s/></text:span><text:span text:style-name="T10_173">raki</text:span><text:span text:style-name="T10_174"><text:s/></text:span><text:span text:style-name="T10_175">fandomu</text:span><text:span text:style-name="T10_176">.</text:span></text:p>
      <text:h text:style-name="P11" text:outline-level="10"><text:bookmark-start text:name="h.o5skjgp1rlsn"/><text:bookmark-end text:name="h.o5skjgp1rlsn"/><text:span text:style-name="T11_1">Wieczne</text:span><text:span text:style-name="T11_2"><text:s/></text:span><text:span text:style-name="T11_3">bóle</text:span><text:span text:style-name="T11_4"><text:s/></text:span><text:span text:style-name="T11_5">zadków</text:span></text:h>
      <text:p text:style-name="P12"><text:span text:style-name="T12_1">Chyba</text:span><text:span text:style-name="T12_2"><text:s/></text:span><text:span text:style-name="T12_3">każdy</text:span><text:span text:style-name="T12_4">,<text:s/></text:span><text:span text:style-name="T12_5">kto</text:span><text:span text:style-name="T12_6"><text:s/></text:span><text:span text:style-name="T12_7">siedzi</text:span><text:span text:style-name="T12_8"><text:s/></text:span><text:span text:style-name="T12_9">tu</text:span><text:span text:style-name="T12_10"><text:s/></text:span><text:span text:style-name="T12_11">od</text:span><text:span text:style-name="T12_12"><text:s/></text:span><text:span text:style-name="T12_13">jakiegoś</text:span><text:span text:style-name="T12_14"><text:s/></text:span><text:span text:style-name="T12_15">czasu</text:span><text:span text:style-name="T12_16">,<text:s/></text:span><text:span text:style-name="T12_17">wie</text:span><text:span text:style-name="T12_18"><text:s/></text:span><text:span text:style-name="T12_19">o</text:span><text:span text:style-name="T12_20"><text:s/></text:span><text:span text:style-name="T12_21">wielkich</text:span><text:span text:style-name="T12_22"><text:s/></text:span><text:span text:style-name="T12_23">shitstormach</text:span><text:span text:style-name="T12_24"><text:s/></text:span><text:span text:style-name="T12_25">związanych</text:span><text:span text:style-name="T12_26"><text:s/></text:span><text:span text:style-name="T12_27">z</text:span><text:span text:style-name="T12_28"><text:s/></text:span><text:span text:style-name="T12_29">Twilicornem</text:span><text:span text:style-name="T12_30"><text:s/></text:span><text:span text:style-name="T12_31">czy</text:span><text:span text:style-name="T12_32"><text:s/></text:span><text:span text:style-name="T12_33">Flashem</text:span><text:span text:style-name="T12_34"><text:s/></text:span><text:span text:style-name="T12_35">Sentry</text:span><text:span text:style-name="T12_36">.<text:s/></text:span><text:span text:style-name="T12_37">O</text:span><text:span text:style-name="T12_38"><text:s/></text:span><text:span text:style-name="T12_39">upadku</text:span><text:span text:style-name="T12_40"><text:s/></text:span><text:span text:style-name="T12_41">serialu</text:span><text:span text:style-name="T12_42">,<text:s/></text:span><text:span text:style-name="T12_43">sprzedajności</text:span><text:span text:style-name="T12_44"><text:s/></text:span><text:span text:style-name="T12_45">Hasbro</text:span><text:span text:style-name="T12_46">,<text:s/></text:span><text:span text:style-name="T12_47">końcu</text:span><text:span text:style-name="T12_48"><text:s/></text:span><text:span text:style-name="T12_49">świata</text:span><text:span text:style-name="T12_50">,<text:s/></text:span><text:span text:style-name="T12_51">Twilight</text:span><text:span text:style-name="T12_52">,<text:s/></text:span><text:span text:style-name="T12_53">namiętnego</text:span><text:span text:style-name="T12_54"><text:s/></text:span><text:span text:style-name="T12_55">romansu</text:span><text:span text:style-name="T12_56"><text:s/></text:span><text:span text:style-name="T12_57">brony</text:span><text:span text:style-name="T12_58">’</text:span><text:span text:style-name="T12_59">ego</text:span><text:span text:style-name="T12_60"><text:s/></text:span><text:span text:style-name="T12_61">z</text:span><text:span text:style-name="T12_62"><text:s/></text:span><text:span text:style-name="T12_63">jego</text:span><text:span text:style-name="T12_64"><text:s/></text:span><text:span text:style-name="T12_65">kucykową</text:span><text:span text:style-name="T12_66"><text:s/></text:span><text:span text:style-name="T12_67">waifu</text:span><text:span text:style-name="T12_68"><text:s/></text:span><text:span text:style-name="T12_69">i</text:span><text:span text:style-name="T12_70"><text:s/></text:span><text:span text:style-name="T12_71">innych</text:span><text:span text:style-name="T12_72"><text:s/></text:span><text:span text:style-name="T12_73">tego</text:span><text:span text:style-name="T12_74"><text:s/></text:span><text:span text:style-name="T12_75">typu</text:span><text:span text:style-name="T12_76"><text:s/></text:span><text:span text:style-name="T12_77">bzdurach</text:span><text:span text:style-name="T12_78"><text:s/></text:span><text:span text:style-name="T12_79">słyszę</text:span><text:span text:style-name="T12_80"><text:s/></text:span><text:span text:style-name="T12_81">od</text:span><text:span text:style-name="T12_82"><text:s/>2013<text:s/></text:span><text:span text:style-name="T12_83">roku</text:span><text:span text:style-name="T12_84">,<text:s/></text:span><text:span text:style-name="T12_85">w</text:span><text:span text:style-name="T12_86"><text:s/></text:span><text:span text:style-name="T12_87">którym</text:span><text:span text:style-name="T12_88"><text:s/></text:span><text:span text:style-name="T12_89">to</text:span><text:span text:style-name="T12_90"><text:s/></text:span><text:span text:style-name="T12_91">do</text:span><text:span text:style-name="T12_92"><text:s/></text:span><text:span text:style-name="T12_93">fandomu</text:span><text:span text:style-name="T12_94"><text:s/></text:span><text:span text:style-name="T12_95">dołączyłam</text:span><text:span text:style-name="T12_96">,<text:s/></text:span><text:span text:style-name="T12_97">a</text:span><text:span text:style-name="T12_98"><text:s/></text:span><text:span text:style-name="T12_99">który</text:span><text:span text:style-name="T12_100"><text:s/></text:span><text:span text:style-name="T12_101">podobno</text:span><text:span text:style-name="T12_102"><text:s/></text:span><text:span text:style-name="T12_103">umarł</text:span><text:span text:style-name="T12_104">.<text:s/></text:span><text:span text:style-name="T12_105">Za</text:span><text:span text:style-name="T12_106"><text:s/></text:span><text:span text:style-name="T12_107">każdym</text:span><text:span text:style-name="T12_108"><text:s/></text:span><text:span text:style-name="T12_109">razem</text:span><text:span text:style-name="T12_110"><text:s/></text:span><text:span text:style-name="T12_111">powód</text:span><text:span text:style-name="T12_112"><text:s/></text:span><text:span text:style-name="T12_113">jest</text:span><text:span text:style-name="T12_114"><text:s/></text:span><text:span text:style-name="T12_115">równie</text:span><text:span text:style-name="T12_116"><text:s/></text:span><text:span text:style-name="T12_117">absurdalny</text:span><text:span text:style-name="T12_118"><text:s/></text:span><text:span text:style-name="T12_119">i</text:span><text:span text:style-name="T12_120"><text:s/></text:span><text:span text:style-name="T12_121">dla</text:span><text:span text:style-name="T12_122"><text:s/></text:span><text:span text:style-name="T12_123">każdego</text:span><text:span text:style-name="T12_124"><text:s/></text:span><text:span text:style-name="T12_125">człowieka</text:span><text:span text:style-name="T12_126"><text:s/></text:span><text:span text:style-name="T12_127">z</text:span><text:span text:style-name="T12_128"><text:s/></text:span><text:span text:style-name="T12_129">dystansem</text:span><text:span text:style-name="T12_130"><text:s/></text:span><text:span text:style-name="T12_131">do</text:span><text:span text:style-name="T12_132"><text:s/></text:span><text:span text:style-name="T12_133">świata</text:span><text:span text:style-name="T12_134"><text:s/></text:span><text:span text:style-name="T12_135">wręcz</text:span><text:span text:style-name="T12_136"><text:s/></text:span><text:span text:style-name="T12_137">komiczny</text:span><text:span text:style-name="T12_138"><text:s/></text:span><text:span text:style-name="T12_139">w</text:span><text:span text:style-name="T12_140"><text:s/></text:span><text:span text:style-name="T12_141">porównaniu</text:span><text:span text:style-name="T12_142"><text:s/></text:span><text:span text:style-name="T12_143">z</text:span><text:span text:style-name="T12_144"><text:s/></text:span><text:span text:style-name="T12_145">reakcją</text:span><text:span text:style-name="T12_146">.</text:span></text:p>
      <text:p text:style-name="P13"><text:span text:style-name="T13_1">Nie</text:span><text:span text:style-name="T13_2"><text:s/></text:span><text:span text:style-name="T13_3">pamiętam</text:span><text:span text:style-name="T13_4"><text:s/></text:span><text:span text:style-name="T13_5">już</text:span><text:span text:style-name="T13_6">,<text:s/></text:span><text:span text:style-name="T13_7">jaka</text:span><text:span text:style-name="T13_8"><text:s/></text:span><text:span text:style-name="T13_9">była</text:span><text:span text:style-name="T13_10"><text:s/></text:span><text:span text:style-name="T13_11">pierwsza</text:span><text:span text:style-name="T13_12"><text:s/></text:span><text:span text:style-name="T13_13">afera</text:span><text:span text:style-name="T13_14"><text:s/></text:span><text:span text:style-name="T13_15">fandomowa</text:span><text:span text:style-name="T13_16">,<text:s/></text:span><text:span text:style-name="T13_17">jednak</text:span><text:span text:style-name="T13_18"><text:s/></text:span><text:span text:style-name="T13_19">obstawiałabym</text:span><text:span text:style-name="T13_20"><text:s/></text:span><text:span text:style-name="T13_21">na</text:span><text:span text:style-name="T13_22"><text:s/></text:span><text:span text:style-name="T13_23">odejście</text:span><text:span text:style-name="T13_24"><text:s/></text:span><text:span text:style-name="T13_25">Lauren</text:span><text:span text:style-name="T13_26"><text:s/></text:span><text:span text:style-name="T13_27">Faust</text:span><text:span text:style-name="T13_28">.<text:s/></text:span><text:span text:style-name="T13_29">Wiadomo</text:span><text:span text:style-name="T13_30">,<text:s/></text:span><text:span text:style-name="T13_31">Lauren</text:span><text:span text:style-name="T13_32"><text:s/></text:span><text:span text:style-name="T13_33">odeszła</text:span><text:span text:style-name="T13_34">,<text:s/></text:span><text:span text:style-name="T13_35">teraz</text:span><text:span text:style-name="T13_36"><text:s/></text:span><text:span text:style-name="T13_37">wszystkie</text:span><text:span text:style-name="T13_38"><text:s/></text:span><text:span text:style-name="T13_39">nowe</text:span><text:span text:style-name="T13_40"><text:s/></text:span><text:span text:style-name="T13_41">odcinki</text:span><text:span text:style-name="T13_42"><text:s/></text:span><text:span text:style-name="T13_43">są</text:span><text:span text:style-name="T13_44"><text:s/></text:span><text:span text:style-name="T13_45">do</text:span><text:span text:style-name="T13_46"><text:s/></text:span><text:span text:style-name="T13_47">niczego</text:span><text:span text:style-name="T13_48">,<text:s/></text:span><text:span text:style-name="T13_49">bo</text:span><text:span text:style-name="T13_50"><text:s/></text:span><text:span text:style-name="T13_51">tak</text:span><text:span text:style-name="T13_52">.<text:s/></text:span><text:span text:style-name="T13_53">Cóż</text:span><text:span text:style-name="T13_54">…<text:s/></text:span><text:span text:style-name="T13_55">Są</text:span><text:span text:style-name="T13_56"><text:s/></text:span><text:span text:style-name="T13_57">lepsze</text:span><text:span text:style-name="T13_58"><text:s/></text:span><text:span text:style-name="T13_59">i</text:span><text:span text:style-name="T13_60"><text:s/></text:span><text:span text:style-name="T13_61">gorsze</text:span><text:span text:style-name="T13_62">,<text:s/></text:span><text:span text:style-name="T13_63">ale</text:span><text:span text:style-name="T13_64"><text:s/></text:span><text:span text:style-name="T13_65">za</text:span><text:span text:style-name="T13_66"><text:s/></text:span><text:span text:style-name="T13_67">jej</text:span><text:span text:style-name="T13_68"><text:s/></text:span><text:span text:style-name="T13_69">czasów</text:span><text:span text:style-name="T13_70"><text:s/></text:span><text:span text:style-name="T13_71">też</text:span><text:span text:style-name="T13_72"><text:s/></text:span><text:span text:style-name="T13_73">były</text:span><text:span text:style-name="T13_74">.<text:s/>“</text:span><text:span text:style-name="T13_75">Sezon</text:span><text:span text:style-name="T13_76"><text:s/></text:span><text:span text:style-name="T13_77">na</text:span><text:span text:style-name="T13_78"><text:s/></text:span><text:span text:style-name="T13_79">jabłka</text:span><text:span text:style-name="T13_80">”<text:s/></text:span><text:span text:style-name="T13_81">osobiście</text:span><text:span text:style-name="T13_82"><text:s/></text:span><text:span text:style-name="T13_83">uważam</text:span><text:span text:style-name="T13_84"><text:s/></text:span><text:span text:style-name="T13_85">za</text:span><text:span text:style-name="T13_86"><text:s/></text:span><text:span text:style-name="T13_87">jeden</text:span><text:span text:style-name="T13_88"><text:s/></text:span><text:span text:style-name="T13_89">z</text:span><text:span text:style-name="T13_90"><text:s/></text:span><text:span text:style-name="T13_91">najgorszych</text:span><text:span text:style-name="T13_92"><text:s/></text:span><text:span text:style-name="T13_93">odcinków</text:span><text:span text:style-name="T13_94">,<text:s/></text:span><text:span text:style-name="T13_95">a</text:span><text:span text:style-name="T13_96"><text:s/></text:span><text:span text:style-name="T13_97">to</text:span><text:span text:style-name="T13_98"><text:s/></text:span><text:span text:style-name="T13_99">przecież</text:span><text:span text:style-name="T13_100"><text:s/></text:span><text:span text:style-name="T13_101">pierwszy</text:span><text:span text:style-name="T13_102"><text:s/></text:span><text:span text:style-name="T13_103">sezon</text:span><text:span text:style-name="T13_104">,<text:s/></text:span><text:span text:style-name="T13_105">tak</text:span><text:span text:style-name="T13_106"><text:s/></text:span><text:span text:style-name="T13_107">wywyższany</text:span><text:span text:style-name="T13_108"><text:s/></text:span><text:span text:style-name="T13_109">przez</text:span><text:span text:style-name="T13_110"><text:s/></text:span><text:span text:style-name="T13_111">niektórych</text:span><text:span text:style-name="T13_112">.<text:s/></text:span></text:p>
      <text:p text:style-name="P14"><text:span text:style-name="T14_1">Kolejnym</text:span><text:span text:style-name="T14_2"><text:s/></text:span><text:span text:style-name="T14_3">problemem</text:span><text:span text:style-name="T14_4"><text:s/></text:span><text:span text:style-name="T14_5">dla</text:span><text:span text:style-name="T14_6"><text:s/></text:span><text:span text:style-name="T14_7">niektórych</text:span><text:span text:style-name="T14_8"><text:s/></text:span><text:span text:style-name="T14_9">osób</text:span><text:span text:style-name="T14_10"><text:s/></text:span><text:span text:style-name="T14_11">był</text:span><text:span text:style-name="T14_12"><text:s/></text:span><text:span text:style-name="T14_13">ślub</text:span><text:span text:style-name="T14_14"><text:s/></text:span><text:span text:style-name="T14_15">w</text:span><text:span text:style-name="T14_16"><text:s/></text:span><text:span text:style-name="T14_17">Canterlot</text:span><text:span text:style-name="T14_18">.<text:s/></text:span><text:span text:style-name="T14_19">Odkrycie</text:span><text:span text:style-name="T14_20">,<text:s/></text:span><text:span text:style-name="T14_21">że</text:span><text:span text:style-name="T14_22"><text:s/></text:span><text:span text:style-name="T14_23">Twilight</text:span><text:span text:style-name="T14_24"><text:s/></text:span><text:span text:style-name="T14_25">ma</text:span><text:span text:style-name="T14_26"><text:s/></text:span><text:span text:style-name="T14_27">brata</text:span><text:span text:style-name="T14_28">,<text:s/></text:span><text:span text:style-name="T14_29">o</text:span><text:span text:style-name="T14_30"><text:s/></text:span><text:span text:style-name="T14_31">którym</text:span><text:span text:style-name="T14_32"><text:s/></text:span><text:span text:style-name="T14_33">wcześniej</text:span><text:span text:style-name="T14_34"><text:s/></text:span><text:span text:style-name="T14_35">nie</text:span><text:span text:style-name="T14_36"><text:s/></text:span><text:span text:style-name="T14_37">wspominała</text:span><text:span text:style-name="T14_38">,<text:s/></text:span><text:span text:style-name="T14_39">było</text:span><text:span text:style-name="T14_40"><text:s/></text:span><text:span text:style-name="T14_41">zaiste</text:span><text:span text:style-name="T14_42"><text:s/></text:span><text:span text:style-name="T14_43">wstrząsające</text:span><text:span text:style-name="T14_44">.<text:s/></text:span><text:span text:style-name="T14_45">No</text:span><text:span text:style-name="T14_46"><text:s/></text:span><text:span text:style-name="T14_47">cóż</text:span><text:span text:style-name="T14_48">…<text:s/></text:span><text:span text:style-name="T14_49">Oboje</text:span><text:span text:style-name="T14_50"><text:s/></text:span><text:span text:style-name="T14_51">są</text:span><text:span text:style-name="T14_52"><text:s/></text:span><text:span text:style-name="T14_53">dorośli</text:span><text:span text:style-name="T14_54">,<text:s/></text:span><text:span text:style-name="T14_55">a</text:span><text:span text:style-name="T14_56"><text:s/></text:span><text:span text:style-name="T14_57">dorosłe</text:span><text:span text:style-name="T14_58"><text:s/></text:span><text:span text:style-name="T14_59">rodzeństwa</text:span><text:span text:style-name="T14_60"><text:s/></text:span><text:span text:style-name="T14_61">potrafią</text:span><text:span text:style-name="T14_62"><text:s/></text:span><text:span text:style-name="T14_63">nie</text:span><text:span text:style-name="T14_64"><text:s/></text:span><text:span text:style-name="T14_65">widywać</text:span><text:span text:style-name="T14_66"><text:s/></text:span><text:span text:style-name="T14_67">się</text:span><text:span text:style-name="T14_68"><text:s/></text:span><text:span text:style-name="T14_69">całymi</text:span><text:span text:style-name="T14_70"><text:s/></text:span><text:span text:style-name="T14_71">miesiącami</text:span><text:span text:style-name="T14_72">,<text:s/></text:span><text:span text:style-name="T14_73">nawet</text:span><text:span text:style-name="T14_74"><text:s/></text:span><text:span text:style-name="T14_75">jeśli</text:span><text:span text:style-name="T14_76"><text:s/></text:span><text:span text:style-name="T14_77">bardzo</text:span><text:span text:style-name="T14_78"><text:s/></text:span><text:span text:style-name="T14_79">się</text:span><text:span text:style-name="T14_80"><text:s/></text:span><text:span text:style-name="T14_81">kochają</text:span><text:span text:style-name="T14_82">.<text:s/></text:span><text:span text:style-name="T14_83">Szczególnie</text:span><text:span text:style-name="T14_84"><text:s/></text:span><text:span text:style-name="T14_85">że</text:span><text:span text:style-name="T14_86"><text:s/></text:span><text:span text:style-name="T14_87">oboje</text:span><text:span text:style-name="T14_88"><text:s/></text:span><text:span text:style-name="T14_89">mieli</text:span><text:span text:style-name="T14_90"><text:s/></text:span><text:span text:style-name="T14_91">co</text:span><text:span text:style-name="T14_92"><text:s/></text:span><text:span text:style-name="T14_93">robić</text:span><text:span text:style-name="T14_94"><text:s/></text:span><text:span text:style-name="T14_95">w</text:span><text:span text:style-name="T14_96"><text:s/></text:span><text:span text:style-name="T14_97">tym</text:span><text:span text:style-name="T14_98"><text:s/></text:span><text:span text:style-name="T14_99">czasie</text:span><text:span text:style-name="T14_100">.<text:s/></text:span><text:span text:style-name="T14_101">Jednak</text:span><text:span text:style-name="T14_102"><text:s/></text:span><text:span text:style-name="T14_103">Shining</text:span><text:span text:style-name="T14_104"><text:s/></text:span><text:span text:style-name="T14_105">Armor</text:span><text:span text:style-name="T14_106"><text:s/></text:span><text:span text:style-name="T14_107">to</text:span><text:span text:style-name="T14_108"><text:s/></text:span><text:span text:style-name="T14_109">jeszcze</text:span><text:span text:style-name="T14_110"><text:s/></text:span><text:span text:style-name="T14_111">nic</text:span><text:span text:style-name="T14_112">!<text:s/></text:span><text:span text:style-name="T14_113">Złe</text:span><text:span text:style-name="T14_114"><text:s/></text:span><text:span text:style-name="T14_115">Hasbro</text:span><text:span text:style-name="T14_116"><text:s/></text:span><text:span text:style-name="T14_117">ośmieliło</text:span><text:span text:style-name="T14_118"><text:s/></text:span><text:span text:style-name="T14_119">się</text:span><text:span text:style-name="T14_120"><text:s/></text:span><text:span text:style-name="T14_121">wprowadzić</text:span><text:span text:style-name="T14_122"><text:s/></text:span><text:span text:style-name="T14_123">trzeciego</text:span><text:span text:style-name="T14_124"><text:s/></text:span><text:span text:style-name="T14_125">alikorna</text:span><text:span text:style-name="T14_126">.<text:s/></text:span><text:span text:style-name="T14_127">I</text:span><text:span text:style-name="T14_128"><text:s/></text:span><text:span text:style-name="T14_129">nagle</text:span><text:span text:style-name="T14_130"><text:s/></text:span><text:span text:style-name="T14_131">parę</text:span><text:span text:style-name="T14_132"><text:s/></text:span><text:span text:style-name="T14_133">jedynych</text:span><text:span text:style-name="T14_134"><text:s/></text:span><text:span text:style-name="T14_135">słusznych</text:span><text:span text:style-name="T14_136"><text:s/></text:span><text:span text:style-name="T14_137">teorii</text:span><text:span text:style-name="T14_138"><text:s/></text:span><text:span text:style-name="T14_139">poszło</text:span><text:span text:style-name="T14_140"><text:s/></text:span><text:span text:style-name="T14_141">się</text:span><text:span text:style-name="T14_142"><text:s/></text:span><text:span text:style-name="T14_143">kochać</text:span><text:span text:style-name="T14_144"><text:s/></text:span><text:span text:style-name="T14_145">w</text:span><text:span text:style-name="T14_146"><text:s/></text:span><text:span text:style-name="T14_147">malinowym</text:span><text:span text:style-name="T14_148"><text:s/></text:span><text:span text:style-name="T14_149">chruśniaku</text:span><text:span text:style-name="T14_150">.<text:s/></text:span><text:span text:style-name="T14_151">Jasne</text:span><text:span text:style-name="T14_152">,<text:s/></text:span><text:span text:style-name="T14_153">zrobiono</text:span><text:span text:style-name="T14_154"><text:s/></text:span><text:span text:style-name="T14_155">to</text:span><text:span text:style-name="T14_156"><text:s/></text:span><text:span text:style-name="T14_157">dla</text:span><text:span text:style-name="T14_158"><text:s/></text:span><text:span text:style-name="T14_159">kasy</text:span><text:span text:style-name="T14_160">,<text:s/></text:span><text:span text:style-name="T14_161">jak</text:span><text:span text:style-name="T14_162"><text:s/></text:span><text:span text:style-name="T14_163">cały</text:span><text:span text:style-name="T14_164"><text:s/></text:span><text:span text:style-name="T14_165">serial</text:span><text:span text:style-name="T14_166">.<text:s/></text:span><text:span text:style-name="T14_167">Rozumiem</text:span><text:span text:style-name="T14_168"><text:s/></text:span><text:span text:style-name="T14_169">też</text:span><text:span text:style-name="T14_170">,<text:s/></text:span><text:span text:style-name="T14_171">że</text:span><text:span text:style-name="T14_172"><text:s/></text:span><text:span text:style-name="T14_173">można</text:span><text:span text:style-name="T14_174"><text:s/></text:span><text:span text:style-name="T14_175">Cadance</text:span><text:span text:style-name="T14_176"><text:s/></text:span><text:span text:style-name="T14_177">nie</text:span><text:span text:style-name="T14_178"><text:s/></text:span><text:span text:style-name="T14_179">lubić</text:span><text:span text:style-name="T14_180">,<text:s/></text:span><text:span text:style-name="T14_181">bo</text:span><text:span text:style-name="T14_182"><text:s/></text:span><text:span text:style-name="T14_183">sama</text:span><text:span text:style-name="T14_184"><text:s/></text:span><text:span text:style-name="T14_185">za</text:span><text:span text:style-name="T14_186"><text:s/></text:span><text:span text:style-name="T14_187">nią</text:span><text:span text:style-name="T14_188"><text:s/></text:span><text:span text:style-name="T14_189">nie</text:span><text:span text:style-name="T14_190"><text:s/></text:span><text:span text:style-name="T14_191">przepadam</text:span><text:span text:style-name="T14_192">.<text:s/></text:span><text:span text:style-name="T14_193">Jednak</text:span><text:span text:style-name="T14_194"><text:s/></text:span><text:span text:style-name="T14_195">oburzanie</text:span><text:span text:style-name="T14_196"><text:s/></text:span><text:span text:style-name="T14_197">się</text:span><text:span text:style-name="T14_198">,<text:s/></text:span><text:span text:style-name="T14_199">że</text:span><text:span text:style-name="T14_200"><text:s/></text:span><text:span text:style-name="T14_201">Hasbro</text:span><text:span text:style-name="T14_202"><text:s/></text:span><text:span text:style-name="T14_203">złamało</text:span><text:span text:style-name="T14_204"><text:s/></text:span><text:span text:style-name="T14_205">kanon</text:span><text:span text:style-name="T14_206">,<text:s/></text:span><text:span text:style-name="T14_207">bo</text:span><text:span text:style-name="T14_208"><text:s/></text:span><text:span text:style-name="T14_209">Celestia</text:span><text:span text:style-name="T14_210"><text:s/></text:span><text:span text:style-name="T14_211">i</text:span><text:span text:style-name="T14_212"><text:s/></text:span><text:span text:style-name="T14_213">Luna</text:span><text:span text:style-name="T14_214"><text:s/></text:span><text:span text:style-name="T14_215">muszą</text:span><text:span text:style-name="T14_216"><text:s/></text:span><text:span text:style-name="T14_217">być</text:span><text:span text:style-name="T14_218"><text:s/></text:span><text:span text:style-name="T14_219">jedyne</text:span><text:span text:style-name="T14_220">,<text:s/></text:span><text:span text:style-name="T14_221">boskie</text:span><text:span text:style-name="T14_222">,<text:s/></text:span><text:span text:style-name="T14_223">przedwieczne</text:span><text:span text:style-name="T14_224">,<text:s/></text:span><text:span text:style-name="T14_225">etc</text:span><text:span text:style-name="T14_226">.<text:s/></text:span><text:span text:style-name="T14_227">jest</text:span><text:span text:style-name="T14_228"><text:s/></text:span><text:span text:style-name="T14_229">zwyczajnie</text:span><text:span text:style-name="T14_230"><text:s/></text:span><text:span text:style-name="T14_231">głupie</text:span><text:span text:style-name="T14_232">.<text:s/></text:span><text:span text:style-name="T14_233">Mimo</text:span><text:span text:style-name="T14_234"><text:s/></text:span><text:span text:style-name="T14_235">wszystko</text:span><text:span text:style-name="T14_236"><text:s/></text:span><text:span text:style-name="T14_237">większość</text:span><text:span text:style-name="T14_238"><text:s/></text:span><text:span text:style-name="T14_239">społeczności</text:span><text:span text:style-name="T14_240"><text:s/></text:span><text:span text:style-name="T14_241">przyjęła</text:span><text:span text:style-name="T14_242"><text:s/></text:span><text:span text:style-name="T14_243">finał</text:span><text:span text:style-name="T14_244"><text:s/></text:span><text:span text:style-name="T14_245">drugiego</text:span><text:span text:style-name="T14_246"><text:s/></text:span><text:span text:style-name="T14_247">sezonu</text:span><text:span text:style-name="T14_248"><text:s/></text:span><text:span text:style-name="T14_249">bardzo</text:span><text:span text:style-name="T14_250"><text:s/></text:span><text:span text:style-name="T14_251">ciepło</text:span><text:span text:style-name="T14_252">,<text:s/></text:span><text:span text:style-name="T14_253">a</text:span><text:span text:style-name="T14_254"><text:s/></text:span><text:span text:style-name="T14_255">to</text:span><text:span text:style-name="T14_256"><text:s/></text:span><text:span text:style-name="T14_257">za</text:span><text:span text:style-name="T14_258"><text:s/></text:span><text:span text:style-name="T14_259">sprawą</text:span><text:span text:style-name="T14_260"><text:s/></text:span><text:span text:style-name="T14_261">genialnych</text:span><text:span text:style-name="T14_262"><text:s/></text:span><text:span text:style-name="T14_263">piosenek</text:span><text:span text:style-name="T14_264"><text:s/></text:span><text:span text:style-name="T14_265">oraz</text:span><text:span text:style-name="T14_266"><text:s/></text:span><text:span text:style-name="T14_267">nowej</text:span><text:span text:style-name="T14_268"><text:s/></text:span><text:span text:style-name="T14_269">antagonistki</text:span><text:span text:style-name="T14_270">.</text:span></text:p>
      <text:p text:style-name="P15"><text:span text:style-name="T15_1">Potem</text:span><text:span text:style-name="T15_2"><text:s/></text:span><text:span text:style-name="T15_3">był</text:span><text:span text:style-name="T15_4"><text:s/></text:span><text:span text:style-name="T15_5">Sombra</text:span><text:span text:style-name="T15_6">,<text:s/></text:span><text:span text:style-name="T15_7">któremu</text:span><text:span text:style-name="T15_8"><text:s/></text:span><text:span text:style-name="T15_9">dostało</text:span><text:span text:style-name="T15_10"><text:s/></text:span><text:span text:style-name="T15_11">się</text:span><text:span text:style-name="T15_12"><text:s/></text:span><text:span text:style-name="T15_13">za</text:span><text:span text:style-name="T15_14"><text:s/></text:span><text:span text:style-name="T15_15">słabe</text:span><text:span text:style-name="T15_16"><text:s/></text:span><text:span text:style-name="T15_17">umiejętności</text:span><text:span text:style-name="T15_18"><text:s/></text:span><text:span text:style-name="T15_19">interpersonalne</text:span><text:span text:style-name="T15_20">,<text:s/></text:span><text:span text:style-name="T15_21">za</text:span><text:span text:style-name="T15_22"><text:s/></text:span><text:span text:style-name="T15_23">mroczny</text:span><text:span text:style-name="T15_24"><text:s/></text:span><text:span text:style-name="T15_25">wygląd</text:span><text:span text:style-name="T15_26">,<text:s/></text:span><text:span text:style-name="T15_27">niewolnictwo</text:span><text:span text:style-name="T15_28">,<text:s/></text:span><text:span text:style-name="T15_29">niepasowanie</text:span><text:span text:style-name="T15_30"><text:s/></text:span><text:span text:style-name="T15_31">do</text:span><text:span text:style-name="T15_32"><text:s/></text:span><text:span text:style-name="T15_33">bajki</text:span><text:span text:style-name="T15_34"><text:s/></text:span><text:span text:style-name="T15_35">dla</text:span><text:span text:style-name="T15_36"><text:s/></text:span><text:span text:style-name="T15_37">dzieci</text:span><text:span text:style-name="T15_38">,<text:s/></text:span><text:span text:style-name="T15_39">Kryształowe</text:span><text:span text:style-name="T15_40"><text:s/></text:span><text:span text:style-name="T15_41">Imperium</text:span><text:span text:style-name="T15_42"><text:s/></text:span><text:span text:style-name="T15_43">wzięte</text:span><text:span text:style-name="T15_44"><text:s/></text:span><text:span text:style-name="T15_45">z</text:span><text:span text:style-name="T15_46"><text:s/></text:span><text:span text:style-name="T15_47">zadu</text:span><text:span text:style-name="T15_48"><text:s/></text:span><text:span text:style-name="T15_49">Celestii</text:span><text:span text:style-name="T15_50"><text:s/></text:span><text:span text:style-name="T15_51">i</text:span><text:span text:style-name="T15_52"><text:s/></text:span><text:span text:style-name="T15_53">parę</text:span><text:span text:style-name="T15_54"><text:s/></text:span><text:span text:style-name="T15_55">innych</text:span><text:span text:style-name="T15_56"><text:s/></text:span><text:span text:style-name="T15_57">spraw</text:span><text:span text:style-name="T15_58">.<text:s/></text:span><text:span text:style-name="T15_59">Głównie</text:span><text:span text:style-name="T15_60"><text:s/></text:span><text:span text:style-name="T15_61">za</text:span><text:span text:style-name="T15_62"><text:s/></text:span><text:span text:style-name="T15_63">to</text:span><text:span text:style-name="T15_64">,<text:s/></text:span><text:span text:style-name="T15_65">że</text:span><text:span text:style-name="T15_66"><text:s/></text:span><text:span text:style-name="T15_67">odcinek</text:span><text:span text:style-name="T15_68"><text:s/></text:span><text:span text:style-name="T15_69">nie</text:span><text:span text:style-name="T15_70"><text:s/></text:span><text:span text:style-name="T15_71">był</text:span><text:span text:style-name="T15_72"><text:s/></text:span><text:span text:style-name="T15_73">typowym</text:span><text:span text:style-name="T15_74"><text:s/></text:span><text:span text:style-name="T15_75">kucykowym</text:span><text:span text:style-name="T15_76"><text:s/></text:span><text:span text:style-name="T15_77">Slice</text:span><text:span text:style-name="T15_78"><text:s/></text:span><text:span text:style-name="T15_79">of</text:span><text:span text:style-name="T15_80"><text:s/></text:span><text:span text:style-name="T15_81">Life</text:span><text:span text:style-name="T15_82"><text:s/></text:span><text:span text:style-name="T15_83">i</text:span><text:span text:style-name="T15_84"><text:s/></text:span><text:span text:style-name="T15_85">miał</text:span><text:span text:style-name="T15_86"><text:s/></text:span><text:span text:style-name="T15_87">pecha</text:span><text:span text:style-name="T15_88"><text:s/></text:span><text:span text:style-name="T15_89">wyjść</text:span><text:span text:style-name="T15_90"><text:s/></text:span><text:span text:style-name="T15_91">po</text:span><text:span text:style-name="T15_92"><text:s/></text:span><text:span text:style-name="T15_93">finale</text:span><text:span text:style-name="T15_94"><text:s/></text:span><text:span text:style-name="T15_95">drugiego</text:span><text:span text:style-name="T15_96"><text:s/></text:span><text:span text:style-name="T15_97">sezonu</text:span><text:span text:style-name="T15_98">.</text:span></text:p>
      <text:p text:style-name="P16"><text:span text:style-name="T16_1">I</text:span><text:span text:style-name="T16_2"><text:s/></text:span><text:span text:style-name="T16_3">teraz</text:span><text:span text:style-name="T16_4"><text:s/></text:span><text:span text:style-name="T16_5">coś</text:span><text:span text:style-name="T16_6"><text:s/></text:span><text:span text:style-name="T16_7">poważnego</text:span><text:span text:style-name="T16_8">,<text:s/></text:span><text:span text:style-name="T16_9">coś</text:span><text:span text:style-name="T16_10">,<text:s/></text:span><text:span text:style-name="T16_11">z</text:span><text:span text:style-name="T16_12"><text:s/></text:span><text:span text:style-name="T16_13">czym</text:span><text:span text:style-name="T16_14"><text:s/></text:span><text:span text:style-name="T16_15">sporo</text:span><text:span text:style-name="T16_16"><text:s/></text:span><text:span text:style-name="T16_17">osób</text:span><text:span text:style-name="T16_18"><text:s/></text:span><text:span text:style-name="T16_19">wciąż</text:span><text:span text:style-name="T16_20"><text:s/></text:span><text:span text:style-name="T16_21">się</text:span><text:span text:style-name="T16_22"><text:s/></text:span><text:span text:style-name="T16_23">nie</text:span><text:span text:style-name="T16_24"><text:s/></text:span><text:span text:style-name="T16_25">pogodziło</text:span><text:span text:style-name="T16_26">,<text:s/></text:span><text:span text:style-name="T16_27">a</text:span><text:span text:style-name="T16_28"><text:s/></text:span><text:span text:style-name="T16_29">mianowicie</text:span><text:span text:style-name="T16_30">:<text:s/></text:span><text:span text:style-name="T16_31">alikornizacja</text:span><text:span text:style-name="T16_32"><text:s/></text:span><text:span text:style-name="T16_33">Twilight</text:span><text:span text:style-name="T16_34"><text:s/></text:span><text:span text:style-name="T16_35">Sparkle</text:span><text:span text:style-name="T16_36">.<text:s/></text:span><text:span text:style-name="T16_37">Ludzie</text:span><text:span text:style-name="T16_38"><text:s/></text:span><text:span text:style-name="T16_39">z</text:span><text:span text:style-name="T16_40"><text:s/></text:span><text:span text:style-name="T16_41">natury</text:span><text:span text:style-name="T16_42"><text:s/></text:span><text:span text:style-name="T16_43">nie</text:span><text:span text:style-name="T16_44"><text:s/></text:span><text:span text:style-name="T16_45">lubią</text:span><text:span text:style-name="T16_46"><text:s/></text:span><text:span text:style-name="T16_47">zbyt</text:span><text:span text:style-name="T16_48"><text:s/></text:span><text:span text:style-name="T16_49">drastycznych</text:span><text:span text:style-name="T16_50"><text:s/></text:span><text:span text:style-name="T16_51">zmian</text:span><text:span text:style-name="T16_52"><text:s/></text:span><text:span text:style-name="T16_53">w</text:span><text:span text:style-name="T16_54"><text:s/></text:span><text:span text:style-name="T16_55">otaczającej</text:span><text:span text:style-name="T16_56"><text:s/></text:span><text:span text:style-name="T16_57">ich</text:span><text:span text:style-name="T16_58"><text:s/></text:span><text:span text:style-name="T16_59">rzeczywistości</text:span><text:span text:style-name="T16_60">,<text:s/></text:span><text:span text:style-name="T16_61">ale</text:span><text:span text:style-name="T16_62"><text:s/></text:span><text:span text:style-name="T16_63">nie</text:span><text:span text:style-name="T16_64"><text:s/></text:span><text:span text:style-name="T16_65">rozumiem</text:span><text:span text:style-name="T16_66">,<text:s/></text:span><text:span text:style-name="T16_67">jak</text:span><text:span text:style-name="T16_68"><text:s/></text:span><text:span text:style-name="T16_69">bardzo</text:span><text:span text:style-name="T16_70"><text:s/></text:span><text:span text:style-name="T16_71">twifagiem</text:span><text:span text:style-name="T16_72"><text:s/></text:span><text:span text:style-name="T16_73">trzeba</text:span><text:span text:style-name="T16_74"><text:s/></text:span><text:span text:style-name="T16_75">być</text:span><text:span text:style-name="T16_76">,<text:s/></text:span><text:span text:style-name="T16_77">żeby</text:span><text:span text:style-name="T16_78"><text:s/></text:span><text:span text:style-name="T16_79">lawendowego</text:span><text:span text:style-name="T16_80"><text:s/></text:span><text:span text:style-name="T16_81">jednorożca</text:span><text:span text:style-name="T16_82"><text:s/></text:span><text:span text:style-name="T16_83">traktować</text:span><text:span text:style-name="T16_84"><text:s/></text:span><text:span text:style-name="T16_85">jako</text:span><text:span text:style-name="T16_86"><text:s/></text:span><text:span text:style-name="T16_87">podstawę</text:span><text:span text:style-name="T16_88"><text:s/></text:span><text:span text:style-name="T16_89">swojego</text:span><text:span text:style-name="T16_90"><text:s/></text:span><text:span text:style-name="T16_91">świata</text:span><text:span text:style-name="T16_92">.<text:s/></text:span><text:span text:style-name="T16_93">No</text:span><text:span text:style-name="T16_94">,<text:s/></text:span><text:span text:style-name="T16_95">ale</text:span><text:span text:style-name="T16_96"><text:s/></text:span><text:span text:style-name="T16_97">Twi</text:span><text:span text:style-name="T16_98"><text:s/></text:span><text:span text:style-name="T16_99">została</text:span><text:span text:style-name="T16_100"><text:s/></text:span><text:span text:style-name="T16_101">księżniczką</text:span><text:span text:style-name="T16_102">,<text:s/></text:span><text:span text:style-name="T16_103">serial</text:span><text:span text:style-name="T16_104"><text:s/></text:span><text:span text:style-name="T16_105">się</text:span><text:span text:style-name="T16_106"><text:s/></text:span><text:span text:style-name="T16_107">skończył</text:span><text:span text:style-name="T16_108">,<text:s/></text:span><text:span text:style-name="T16_109">świat</text:span><text:span text:style-name="T16_110"><text:s/></text:span><text:span text:style-name="T16_111">się</text:span><text:span text:style-name="T16_112"><text:s/></text:span><text:span text:style-name="T16_113">skończył</text:span><text:span text:style-name="T16_114">,<text:s/></text:span><text:span text:style-name="T16_115">a</text:span><text:span text:style-name="T16_116"><text:s/></text:span><text:span text:style-name="T16_117">mój</text:span><text:span text:style-name="T16_118"><text:s/></text:span><text:span text:style-name="T16_119">fanficzek</text:span><text:span text:style-name="T16_120"><text:s/></text:span><text:span text:style-name="T16_121">stał</text:span><text:span text:style-name="T16_122"><text:s/></text:span><text:span text:style-name="T16_123">się</text:span><text:span text:style-name="T16_124"><text:s/></text:span><text:span text:style-name="T16_125">niekanoniczny</text:span><text:span text:style-name="T16_126">…</text:span></text:p>
      <text:p text:style-name="P17"><text:span text:style-name="T17_1">Pojawiły</text:span><text:span text:style-name="T17_2"><text:s/></text:span><text:span text:style-name="T17_3">się</text:span><text:span text:style-name="T17_4"><text:s/></text:span><text:span text:style-name="T17_5">pierwsze</text:span><text:span text:style-name="T17_6"><text:s/>“</text:span><text:span text:style-name="T17_7">Equestria</text:span><text:span text:style-name="T17_8"><text:s/></text:span><text:span text:style-name="T17_9">Girls</text:span><text:span text:style-name="T17_10">”<text:s/></text:span><text:span text:style-name="T17_11">i</text:span><text:span text:style-name="T17_12"><text:s/></text:span><text:span text:style-name="T17_13">ponownie</text:span><text:span text:style-name="T17_14"><text:s/></text:span><text:span text:style-name="T17_15">najbardziej</text:span><text:span text:style-name="T17_16"><text:s/></text:span><text:span text:style-name="T17_17">konserwatywni</text:span><text:span text:style-name="T17_18"><text:s/></text:span><text:span text:style-name="T17_19">bronies</text:span><text:span text:style-name="T17_20"><text:s/></text:span><text:span text:style-name="T17_21">zawrzeli</text:span><text:span text:style-name="T17_22"><text:s/></text:span><text:span text:style-name="T17_23">z</text:span><text:span text:style-name="T17_24"><text:s/></text:span><text:span text:style-name="T17_25">oburzenia</text:span><text:span text:style-name="T17_26">.<text:s/></text:span><text:span text:style-name="T17_27">Bo</text:span><text:span text:style-name="T17_28"><text:s/></text:span><text:span text:style-name="T17_29">jakże</text:span><text:span text:style-name="T17_30"><text:s/></text:span><text:span text:style-name="T17_31">to</text:span><text:span text:style-name="T17_32"><text:s/></text:span><text:span text:style-name="T17_33">tak</text:span><text:span text:style-name="T17_34">?<text:s/></text:span><text:span text:style-name="T17_35">Świat</text:span><text:span text:style-name="T17_36"><text:s/></text:span><text:span text:style-name="T17_37">ludzi</text:span><text:span text:style-name="T17_38">?<text:s/></text:span><text:span text:style-name="T17_39">Rumieniąca</text:span><text:span text:style-name="T17_40"><text:s/></text:span><text:span text:style-name="T17_41">się</text:span><text:span text:style-name="T17_42"><text:s/></text:span><text:span text:style-name="T17_43">Twilight</text:span><text:span text:style-name="T17_44">?<text:s/></text:span><text:span text:style-name="T17_45">Chłopak</text:span><text:span text:style-name="T17_46"><text:s/></text:span><text:span text:style-name="T17_47">do</text:span><text:span text:style-name="T17_48"><text:s/></text:span><text:span text:style-name="T17_49">niej</text:span><text:span text:style-name="T17_50"><text:s/></text:span><text:span text:style-name="T17_51">zarywa</text:span><text:span text:style-name="T17_52">,<text:s/></text:span><text:span text:style-name="T17_53">a</text:span><text:span text:style-name="T17_54"><text:s/></text:span><text:span text:style-name="T17_55">ona</text:span><text:span text:style-name="T17_56"><text:s/></text:span><text:span text:style-name="T17_57">go</text:span><text:span text:style-name="T17_58"><text:s/></text:span><text:span text:style-name="T17_59">lubi</text:span><text:span text:style-name="T17_60">?<text:s/></text:span><text:span text:style-name="T17_61">Przesada</text:span><text:span text:style-name="T17_62">!<text:s/></text:span><text:span text:style-name="T17_63">Cóż</text:span><text:span text:style-name="T17_64">,<text:s/></text:span><text:span text:style-name="T17_65">rozumiem</text:span><text:span text:style-name="T17_66">,<text:s/></text:span><text:span text:style-name="T17_67">że</text:span><text:span text:style-name="T17_68"><text:s/></text:span><text:span text:style-name="T17_69">utrata</text:span><text:span text:style-name="T17_70"><text:s/></text:span><text:span text:style-name="T17_71">waifu</text:span><text:span text:style-name="T17_72"><text:s/></text:span><text:span text:style-name="T17_73">to</text:span><text:span text:style-name="T17_74"><text:s/></text:span><text:span text:style-name="T17_75">poważna</text:span><text:span text:style-name="T17_76"><text:s/></text:span><text:span text:style-name="T17_77">sprawa</text:span><text:span text:style-name="T17_78"><text:s/></text:span><text:span text:style-name="T17_79">i</text:span><text:span text:style-name="T17_80"><text:s/></text:span><text:span text:style-name="T17_81">sporo</text:span><text:span text:style-name="T17_82"><text:s/></text:span><text:span text:style-name="T17_83">ludzi</text:span><text:span text:style-name="T17_84"><text:s/></text:span><text:span text:style-name="T17_85">mogło</text:span><text:span text:style-name="T17_86"><text:s/></text:span><text:span text:style-name="T17_87">poczuć</text:span><text:span text:style-name="T17_88"><text:s/></text:span><text:span text:style-name="T17_89">się</text:span><text:span text:style-name="T17_90"><text:s/></text:span><text:span text:style-name="T17_91">zagrożonymi</text:span><text:span text:style-name="T17_92">,<text:s/></text:span><text:span text:style-name="T17_93">ale</text:span><text:span text:style-name="T17_94"><text:s/></text:span><text:span text:style-name="T17_95">nie</text:span><text:span text:style-name="T17_96"><text:s/></text:span><text:span text:style-name="T17_97">można</text:span><text:span text:style-name="T17_98"><text:s/></text:span><text:span text:style-name="T17_99">stawać</text:span><text:span text:style-name="T17_100"><text:s/></text:span><text:span text:style-name="T17_101">na</text:span><text:span text:style-name="T17_102"><text:s/></text:span><text:span text:style-name="T17_103">drodze</text:span><text:span text:style-name="T17_104"><text:s/></text:span><text:span text:style-name="T17_105">prawdziwej</text:span><text:span text:style-name="T17_106"><text:s/></text:span><text:span text:style-name="T17_107">miłości</text:span><text:span text:style-name="T17_108">.<text:s/></text:span><text:span text:style-name="T17_109">Szczególnie</text:span><text:span text:style-name="T17_110"><text:s/></text:span><text:span text:style-name="T17_111">że</text:span><text:span text:style-name="T17_112"><text:s/></text:span><text:span text:style-name="T17_113">Twilight</text:span><text:span text:style-name="T17_114"><text:s/></text:span><text:span text:style-name="T17_115">i</text:span><text:span text:style-name="T17_116"><text:s/></text:span><text:span text:style-name="T17_117">Flash</text:span><text:span text:style-name="T17_118"><text:s/></text:span><text:span text:style-name="T17_119">nie</text:span><text:span text:style-name="T17_120"><text:s/></text:span><text:span text:style-name="T17_121">istnieją</text:span><text:span text:style-name="T17_122">,<text:s/></text:span><text:span text:style-name="T17_123">a</text:span><text:span text:style-name="T17_124"><text:s/></text:span><text:span text:style-name="T17_125">jedynym</text:span><text:span text:style-name="T17_126"><text:s/></text:span><text:span text:style-name="T17_127">grzechem</text:span><text:span text:style-name="T17_128"><text:s/></text:span><text:span text:style-name="T17_129">tego</text:span><text:span text:style-name="T17_130"><text:s/></text:span><text:span text:style-name="T17_131">gościa</text:span><text:span text:style-name="T17_132"><text:s/></text:span><text:span text:style-name="T17_133">było</text:span><text:span text:style-name="T17_134"><text:s/></text:span><text:span text:style-name="T17_135">to</text:span><text:span text:style-name="T17_136">,<text:s/></text:span><text:span text:style-name="T17_137">że</text:span><text:span text:style-name="T17_138"><text:s/></text:span><text:span text:style-name="T17_139">śmiał</text:span><text:span text:style-name="T17_140"><text:s/></text:span><text:span text:style-name="T17_141">się</text:span><text:span text:style-name="T17_142"><text:s/></text:span><text:span text:style-name="T17_143">uśmiechnąć</text:span><text:span text:style-name="T17_144"><text:s/></text:span><text:span text:style-name="T17_145">do</text:span><text:span text:style-name="T17_146"><text:s/></text:span><text:span text:style-name="T17_147">fikcyjnej</text:span><text:span text:style-name="T17_148"><text:s/></text:span><text:span text:style-name="T17_149">dziewczyny</text:span><text:span text:style-name="T17_150"><text:s/></text:span><text:span text:style-name="T17_151">paru</text:span><text:span text:style-name="T17_152"><text:s/></text:span><text:span text:style-name="T17_153">przegrywów</text:span><text:span text:style-name="T17_154">.</text:span></text:p>
      <text:p text:style-name="P18"><text:span text:style-name="T18_1">A</text:span><text:span text:style-name="T18_2"><text:s/></text:span><text:span text:style-name="T18_3">co</text:span><text:span text:style-name="T18_4"><text:s/></text:span><text:span text:style-name="T18_5">było</text:span><text:span text:style-name="T18_6"><text:s/></text:span><text:span text:style-name="T18_7">dalej</text:span><text:span text:style-name="T18_8">?<text:s/></text:span><text:span text:style-name="T18_9">Wieczne</text:span><text:span text:style-name="T18_10"><text:s/></text:span><text:span text:style-name="T18_11">bóle</text:span><text:span text:style-name="T18_12"><text:s/></text:span><text:span text:style-name="T18_13">zadków</text:span><text:span text:style-name="T18_14"><text:s/></text:span><text:span text:style-name="T18_15">o</text:span><text:span text:style-name="T18_16"><text:s/></text:span><text:span text:style-name="T18_17">wszystko</text:span><text:span text:style-name="T18_18">,<text:s/></text:span><text:span text:style-name="T18_19">ale</text:span><text:span text:style-name="T18_20"><text:s/></text:span><text:span text:style-name="T18_21">o</text:span><text:span text:style-name="T18_22"><text:s/></text:span><text:span text:style-name="T18_23">dość</text:span><text:span text:style-name="T18_24"><text:s/></text:span><text:span text:style-name="T18_25">niewielkim</text:span><text:span text:style-name="T18_26"><text:s/></text:span><text:span text:style-name="T18_27">natężeniu</text:span><text:span text:style-name="T18_28">,<text:s/></text:span><text:span text:style-name="T18_29">a</text:span><text:span text:style-name="T18_30"><text:s/></text:span><text:span text:style-name="T18_31">przynajmniej</text:span><text:span text:style-name="T18_32"><text:s/></text:span><text:span text:style-name="T18_33">aż</text:span><text:span text:style-name="T18_34"><text:s/></text:span><text:span text:style-name="T18_35">do</text:span><text:span text:style-name="T18_36"><text:s/></text:span><text:span text:style-name="T18_37">teraz</text:span><text:span text:style-name="T18_38">.<text:s/></text:span><text:span text:style-name="T18_39">Hasbro</text:span><text:span text:style-name="T18_40"><text:s/></text:span><text:span text:style-name="T18_41">pokazało</text:span><text:span text:style-name="T18_42"><text:s/></text:span><text:span text:style-name="T18_43">już</text:span><text:span text:style-name="T18_44"><text:s/></text:span><text:span text:style-name="T18_45">trochę</text:span><text:span text:style-name="T18_46"><text:s/></text:span><text:span text:style-name="T18_47">zajawek</text:span><text:span text:style-name="T18_48"><text:s/></text:span><text:span text:style-name="T18_49">sezonu</text:span><text:span text:style-name="T18_50"><text:s/></text:span><text:span text:style-name="T18_51">szóstego</text:span><text:span text:style-name="T18_52">,<text:s/></text:span><text:span text:style-name="T18_53">a</text:span><text:span text:style-name="T18_54"><text:s/></text:span><text:span text:style-name="T18_55">w</text:span><text:span text:style-name="T18_56"><text:s/></text:span><text:span text:style-name="T18_57">nim</text:span><text:span text:style-name="T18_58"><text:s/></text:span><text:span text:style-name="T18_59">dziecko</text:span><text:span text:style-name="T18_60"><text:s/></text:span><text:span text:style-name="T18_61">księżniczki</text:span><text:span text:style-name="T18_62"><text:s/></text:span><text:span text:style-name="T18_63">Cadance</text:span><text:span text:style-name="T18_64">.<text:s/></text:span><text:span text:style-name="T18_65">Alikorna</text:span><text:span text:style-name="T18_66">.<text:s/></text:span><text:span text:style-name="T18_67">A</text:span><text:span text:style-name="T18_68"><text:s/></text:span><text:span text:style-name="T18_69">przecież</text:span><text:span text:style-name="T18_70"><text:s/></text:span><text:span text:style-name="T18_71">wiadomo</text:span><text:span text:style-name="T18_72">,<text:s/></text:span><text:span text:style-name="T18_73">że</text:span><text:span text:style-name="T18_74"><text:s/></text:span><text:span text:style-name="T18_75">alikornem</text:span><text:span text:style-name="T18_76"><text:s/></text:span><text:span text:style-name="T18_77">zostaje</text:span><text:span text:style-name="T18_78"><text:s/></text:span><text:span text:style-name="T18_79">się</text:span><text:span text:style-name="T18_80"><text:s/></text:span><text:span text:style-name="T18_81">za</text:span><text:span text:style-name="T18_82"><text:s/></text:span><text:span text:style-name="T18_83">zasługi</text:span><text:span text:style-name="T18_84"><text:s/></text:span><text:span text:style-name="T18_85">dla</text:span><text:span text:style-name="T18_86"><text:s/></text:span><text:span text:style-name="T18_87">Equestrii</text:span><text:span text:style-name="T18_88">,<text:s/></text:span><text:span text:style-name="T18_89">bo</text:span><text:span text:style-name="T18_90"><text:s/></text:span><text:span text:style-name="T18_91">tylko</text:span><text:span text:style-name="T18_92"><text:s/></text:span><text:span text:style-name="T18_93">Celestia</text:span><text:span text:style-name="T18_94"><text:s/></text:span><text:span text:style-name="T18_95">i</text:span><text:span text:style-name="T18_96"><text:s/></text:span><text:span text:style-name="T18_97">Luna</text:span><text:span text:style-name="T18_98"><text:s/></text:span><text:span text:style-name="T18_99">są</text:span><text:span text:style-name="T18_100"><text:s/></text:span><text:span text:style-name="T18_101">jedyne</text:span><text:span text:style-name="T18_102"><text:s/></text:span><text:span text:style-name="T18_103">prawilne</text:span><text:span text:style-name="T18_104">,<text:s/></text:span><text:span text:style-name="T18_105">a</text:span><text:span text:style-name="T18_106"><text:s/></text:span><text:span text:style-name="T18_107">jak</text:span><text:span text:style-name="T18_108"><text:s/></text:span><text:span text:style-name="T18_109">ktoś</text:span><text:span text:style-name="T18_110"><text:s/></text:span><text:span text:style-name="T18_111">się</text:span><text:span text:style-name="T18_112"><text:s/></text:span><text:span text:style-name="T18_113">nie</text:span><text:span text:style-name="T18_114"><text:s/></text:span><text:span text:style-name="T18_115">zgadza</text:span><text:span text:style-name="T18_116">,<text:s/></text:span><text:span text:style-name="T18_117">to</text:span><text:span text:style-name="T18_118"><text:s/></text:span><text:span text:style-name="T18_119">powinien</text:span><text:span text:style-name="T18_120"><text:s/></text:span><text:span text:style-name="T18_121">trafić</text:span><text:span text:style-name="T18_122"><text:s/></text:span><text:span text:style-name="T18_123">do</text:span><text:span text:style-name="T18_124"><text:s/></text:span><text:span text:style-name="T18_125">łagru</text:span><text:span text:style-name="T18_126"><text:s/></text:span><text:span text:style-name="T18_127">i</text:span><text:span text:style-name="T18_128"><text:s/></text:span><text:span text:style-name="T18_129">spędzić</text:span><text:span text:style-name="T18_130"><text:s/></text:span><text:span text:style-name="T18_131">życie</text:span><text:span text:style-name="T18_132"><text:s/></text:span><text:span text:style-name="T18_133">przy</text:span><text:span text:style-name="T18_134"><text:s/></text:span><text:span text:style-name="T18_135">wyrębie</text:span><text:span text:style-name="T18_136"><text:s/></text:span><text:span text:style-name="T18_137">tajgi</text:span><text:span text:style-name="T18_138">.<text:s/></text:span></text:p>
      <text:p text:style-name="P19"><text:span text:style-name="T19_1">Tak</text:span><text:span text:style-name="T19_2">,<text:s/></text:span><text:span text:style-name="T19_3">bawią</text:span><text:span text:style-name="T19_4"><text:s/></text:span><text:span text:style-name="T19_5">mnie</text:span><text:span text:style-name="T19_6"><text:s/></text:span><text:span text:style-name="T19_7">takie</text:span><text:span text:style-name="T19_8"><text:s/></text:span><text:span text:style-name="T19_9">reakcje</text:span><text:span text:style-name="T19_10"><text:s/></text:span><text:span text:style-name="T19_11">na</text:span><text:span text:style-name="T19_12"><text:s/></text:span><text:span text:style-name="T19_13">łamanie</text:span><text:span text:style-name="T19_14"><text:s/></text:span><text:span text:style-name="T19_15">kanonu</text:span><text:span text:style-name="T19_16"><text:s/></text:span><text:span text:style-name="T19_17">przez</text:span><text:span text:style-name="T19_18"><text:s/></text:span><text:span text:style-name="T19_19">Hasbro</text:span><text:span text:style-name="T19_20">.<text:s/></text:span><text:span text:style-name="T19_21">Bo</text:span><text:span text:style-name="T19_22"><text:s/></text:span><text:span text:style-name="T19_23">to</text:span><text:span text:style-name="T19_24"><text:s/></text:span><text:span text:style-name="T19_25">właśnie</text:span><text:span text:style-name="T19_26"><text:s/></text:span><text:span text:style-name="T19_27">oni</text:span><text:span text:style-name="T19_28"><text:s/></text:span><text:span text:style-name="T19_29">ten</text:span><text:span text:style-name="T19_30"><text:s/></text:span><text:span text:style-name="T19_31">kanon</text:span><text:span text:style-name="T19_32"><text:s/></text:span><text:span text:style-name="T19_33">tworzą</text:span><text:span text:style-name="T19_34"><text:s/></text:span><text:span text:style-name="T19_35">serialem</text:span><text:span text:style-name="T19_36">,<text:s/></text:span><text:span text:style-name="T19_37">a</text:span><text:span text:style-name="T19_38"><text:s/></text:span><text:span text:style-name="T19_39">nie</text:span><text:span text:style-name="T19_40"><text:s/></text:span><text:span text:style-name="T19_41">wy</text:span><text:span text:style-name="T19_42">,<text:s/></text:span><text:span text:style-name="T19_43">moi</text:span><text:span text:style-name="T19_44"><text:s/></text:span><text:span text:style-name="T19_45">drodzy</text:span><text:span text:style-name="T19_46"><text:s/></text:span><text:span text:style-name="T19_47">bronies</text:span><text:span text:style-name="T19_48">.<text:s/></text:span><text:span text:style-name="T19_49">Dlatego</text:span><text:span text:style-name="T19_50"><text:s/></text:span><text:span text:style-name="T19_51">mam</text:span><text:span text:style-name="T19_52"><text:s/></text:span><text:span text:style-name="T19_53">nadzieję</text:span><text:span text:style-name="T19_54">,<text:s/></text:span><text:span text:style-name="T19_55">że</text:span><text:span text:style-name="T19_56"><text:s/></text:span><text:span text:style-name="T19_57">Twi</text:span><text:span text:style-name="T19_58"><text:s/></text:span><text:span text:style-name="T19_59">wyjdzie</text:span><text:span text:style-name="T19_60"><text:s/></text:span><text:span text:style-name="T19_61">za</text:span><text:span text:style-name="T19_62"><text:s/></text:span><text:span text:style-name="T19_63">Flasha</text:span><text:span text:style-name="T19_64">,<text:s/></text:span><text:span text:style-name="T19_65">spłodzi</text:span><text:span text:style-name="T19_66"><text:s/></text:span><text:span text:style-name="T19_67">z</text:span><text:span text:style-name="T19_68"><text:s/></text:span><text:span text:style-name="T19_69">nim</text:span><text:span text:style-name="T19_70"><text:s/></text:span><text:span text:style-name="T19_71">czarnego</text:span><text:span text:style-name="T19_72">,<text:s/></text:span><text:span text:style-name="T19_73">czerwonogrzywego</text:span><text:span text:style-name="T19_74"><text:s/></text:span><text:span text:style-name="T19_75">ogiera</text:span><text:span text:style-name="T19_76"><text:s/></text:span><text:span text:style-name="T19_77">alikorna</text:span><text:span text:style-name="T19_78">,</text:span><text:span text:style-name="T19_79"><text:s/></text:span><text:span text:style-name="T19_80">a</text:span><text:span text:style-name="T19_81"><text:s/></text:span><text:span text:style-name="T19_82">ja</text:span><text:span text:style-name="T19_83"><text:s/></text:span><text:span text:style-name="T19_84">będę</text:span><text:span text:style-name="T19_85"><text:s/></text:span><text:span text:style-name="T19_86">mogła</text:span><text:span text:style-name="T19_87"><text:s/></text:span><text:span text:style-name="T19_88">jeść</text:span><text:span text:style-name="T19_89"><text:s/></text:span><text:span text:style-name="T19_90">popcorn</text:span><text:span text:style-name="T19_91"><text:s/></text:span><text:span text:style-name="T19_92">i</text:span><text:span text:style-name="T19_93"><text:s/></text:span><text:span text:style-name="T19_94">śmiać</text:span><text:span text:style-name="T19_95"><text:s/></text:span><text:span text:style-name="T19_96">się</text:span><text:span text:style-name="T19_97"><text:s/></text:span><text:span text:style-name="T19_98">z</text:span><text:span text:style-name="T19_99"><text:s/></text:span><text:span text:style-name="T19_100">waszych</text:span><text:span text:style-name="T19_101"><text:s/></text:span><text:span text:style-name="T19_102">reakcji</text:span><text:span text:style-name="T19_103">.</text:span></text:p>
      <text:p text:style-name="P20"/>
      <text:p text:style-name="P21"><text:span text:style-name="T21_1">Obrazki</text:span><text:span text:style-name="T21_2">:</text:span></text:p>
      <text:p text:style-name="P22"><text:span text:style-name="T22_1"><text:a xlink:type="simple" xlink:href="http://mattx16.deviantart.com/art/Flash-Sentry-Perfect-Soldier-455283357"><text:span text:style-name="T22_2">http</text:span></text:a></text:span><text:span text:style-name="T22_3"><text:a xlink:type="simple" xlink:href="http://mattx16.deviantart.com/art/Flash-Sentry-Perfect-Soldier-455283357"><text:span text:style-name="T22_4">://</text:span></text:a></text:span><text:span text:style-name="T22_5"><text:a xlink:type="simple" xlink:href="http://mattx16.deviantart.com/art/Flash-Sentry-Perfect-Soldier-455283357"><text:span text:style-name="T22_6">mattx</text:span></text:a></text:span><text:span text:style-name="T22_7"><text:a xlink:type="simple" xlink:href="http://mattx16.deviantart.com/art/Flash-Sentry-Perfect-Soldier-455283357"><text:span text:style-name="T22_8">16.</text:span></text:a></text:span><text:span text:style-name="T22_9"><text:a xlink:type="simple" xlink:href="http://mattx16.deviantart.com/art/Flash-Sentry-Perfect-Soldier-455283357"><text:span text:style-name="T22_10">deviantart</text:span></text:a></text:span><text:span text:style-name="T22_11"><text:a xlink:type="simple" xlink:href="http://mattx16.deviantart.com/art/Flash-Sentry-Perfect-Soldier-455283357"><text:span text:style-name="T22_12">.</text:span></text:a></text:span><text:span text:style-name="T22_13"><text:a xlink:type="simple" xlink:href="http://mattx16.deviantart.com/art/Flash-Sentry-Perfect-Soldier-455283357"><text:span text:style-name="T22_14">com</text:span></text:a></text:span><text:span text:style-name="T22_15"><text:a xlink:type="simple" xlink:href="http://mattx16.deviantart.com/art/Flash-Sentry-Perfect-Soldier-455283357"><text:span text:style-name="T22_16">/</text:span></text:a></text:span><text:span text:style-name="T22_17"><text:a xlink:type="simple" xlink:href="http://mattx16.deviantart.com/art/Flash-Sentry-Perfect-Soldier-455283357"><text:span text:style-name="T22_18">art</text:span></text:a></text:span><text:span text:style-name="T22_19"><text:a xlink:type="simple" xlink:href="http://mattx16.deviantart.com/art/Flash-Sentry-Perfect-Soldier-455283357"><text:span text:style-name="T22_20">/</text:span></text:a></text:span><text:span text:style-name="T22_21"><text:a xlink:type="simple" xlink:href="http://mattx16.deviantart.com/art/Flash-Sentry-Perfect-Soldier-455283357"><text:span text:style-name="T22_22">Flash</text:span></text:a></text:span><text:span text:style-name="T22_23"><text:a xlink:type="simple" xlink:href="http://mattx16.deviantart.com/art/Flash-Sentry-Perfect-Soldier-455283357"><text:span text:style-name="T22_24">-</text:span></text:a></text:span><text:span text:style-name="T22_25"><text:a xlink:type="simple" xlink:href="http://mattx16.deviantart.com/art/Flash-Sentry-Perfect-Soldier-455283357"><text:span text:style-name="T22_26">Sentry</text:span></text:a></text:span><text:span text:style-name="T22_27"><text:a xlink:type="simple" xlink:href="http://mattx16.deviantart.com/art/Flash-Sentry-Perfect-Soldier-455283357"><text:span text:style-name="T22_28">-</text:span></text:a></text:span><text:span text:style-name="T22_29"><text:a xlink:type="simple" xlink:href="http://mattx16.deviantart.com/art/Flash-Sentry-Perfect-Soldier-455283357"><text:span text:style-name="T22_30">Perfect</text:span></text:a></text:span><text:span text:style-name="T22_31"><text:a xlink:type="simple" xlink:href="http://mattx16.deviantart.com/art/Flash-Sentry-Perfect-Soldier-455283357"><text:span text:style-name="T22_32">-</text:span></text:a></text:span><text:span text:style-name="T22_33"><text:a xlink:type="simple" xlink:href="http://mattx16.deviantart.com/art/Flash-Sentry-Perfect-Soldier-455283357"><text:span text:style-name="T22_34">Soldier</text:span></text:a></text:span><text:span text:style-name="T22_35"><text:a xlink:type="simple" xlink:href="http://mattx16.deviantart.com/art/Flash-Sentry-Perfect-Soldier-455283357"><text:span text:style-name="T22_36">-455283357</text:span></text:a></text:span></text:p>
      <text:p text:style-name="P23"><text:span text:style-name="T23_1"><text:a xlink:type="simple" xlink:href="http://themunksandtheetts.deviantart.com/art/MLP-Flash-Sentry-x-Twilight-376609114"><text:span text:style-name="T23_2">http</text:span></text:a></text:span><text:span text:style-name="T23_3"><text:a xlink:type="simple" xlink:href="http://themunksandtheetts.deviantart.com/art/MLP-Flash-Sentry-x-Twilight-376609114"><text:span text:style-name="T23_4">://</text:span></text:a></text:span><text:span text:style-name="T23_5"><text:a xlink:type="simple" xlink:href="http://themunksandtheetts.deviantart.com/art/MLP-Flash-Sentry-x-Twilight-376609114"><text:span text:style-name="T23_6">themunksandtheetts</text:span></text:a></text:span><text:span text:style-name="T23_7"><text:a xlink:type="simple" xlink:href="http://themunksandtheetts.deviantart.com/art/MLP-Flash-Sentry-x-Twilight-376609114"><text:span text:style-name="T23_8">.</text:span></text:a></text:span><text:span text:style-name="T23_9"><text:a xlink:type="simple" xlink:href="http://themunksandtheetts.deviantart.com/art/MLP-Flash-Sentry-x-Twilight-376609114"><text:span text:style-name="T23_10">deviantart</text:span></text:a></text:span><text:span text:style-name="T23_11"><text:a xlink:type="simple" xlink:href="http://themunksandtheetts.deviantart.com/art/MLP-Flash-Sentry-x-Twilight-376609114"><text:span text:style-name="T23_12">.</text:span></text:a></text:span><text:span text:style-name="T23_13"><text:a xlink:type="simple" xlink:href="http://themunksandtheetts.deviantart.com/art/MLP-Flash-Sentry-x-Twilight-376609114"><text:span text:style-name="T23_14">com</text:span></text:a></text:span><text:span text:style-name="T23_15"><text:a xlink:type="simple" xlink:href="http://themunksandtheetts.deviantart.com/art/MLP-Flash-Sentry-x-Twilight-376609114"><text:span text:style-name="T23_16">/</text:span></text:a></text:span><text:span text:style-name="T23_17"><text:a xlink:type="simple" xlink:href="http://themunksandtheetts.deviantart.com/art/MLP-Flash-Sentry-x-Twilight-376609114"><text:span text:style-name="T23_18">art</text:span></text:a></text:span><text:span text:style-name="T23_19"><text:a xlink:type="simple" xlink:href="http://themunksandtheetts.deviantart.com/art/MLP-Flash-Sentry-x-Twilight-376609114"><text:span text:style-name="T23_20">/</text:span></text:a></text:span><text:span text:style-name="T23_21"><text:a xlink:type="simple" xlink:href="http://themunksandtheetts.deviantart.com/art/MLP-Flash-Sentry-x-Twilight-376609114"><text:span text:style-name="T23_22">MLP</text:span></text:a></text:span><text:span text:style-name="T23_23"><text:a xlink:type="simple" xlink:href="http://themunksandtheetts.deviantart.com/art/MLP-Flash-Sentry-x-Twilight-376609114"><text:span text:style-name="T23_24">-</text:span></text:a></text:span><text:span text:style-name="T23_25"><text:a xlink:type="simple" xlink:href="http://themunksandtheetts.deviantart.com/art/MLP-Flash-Sentry-x-Twilight-376609114"><text:span text:style-name="T23_26">Flash</text:span></text:a></text:span><text:span text:style-name="T23_27"><text:a xlink:type="simple" xlink:href="http://themunksandtheetts.deviantart.com/art/MLP-Flash-Sentry-x-Twilight-376609114"><text:span text:style-name="T23_28">-</text:span></text:a></text:span><text:span text:style-name="T23_29"><text:a xlink:type="simple" xlink:href="http://themunksandtheetts.deviantart.com/art/MLP-Flash-Sentry-x-Twilight-376609114"><text:span text:style-name="T23_30">Sentry</text:span></text:a></text:span><text:span text:style-name="T23_31"><text:a xlink:type="simple" xlink:href="http://themunksandtheetts.deviantart.com/art/MLP-Flash-Sentry-x-Twilight-376609114"><text:span text:style-name="T23_32">-</text:span></text:a></text:span><text:span text:style-name="T23_33"><text:a xlink:type="simple" xlink:href="http://themunksandtheetts.deviantart.com/art/MLP-Flash-Sentry-x-Twilight-376609114"><text:span text:style-name="T23_34">x</text:span></text:a></text:span><text:span text:style-name="T23_35"><text:a xlink:type="simple" xlink:href="http://themunksandtheetts.deviantart.com/art/MLP-Flash-Sentry-x-Twilight-376609114"><text:span text:style-name="T23_36">-</text:span></text:a></text:span><text:span text:style-name="T23_37"><text:a xlink:type="simple" xlink:href="http://themunksandtheetts.deviantart.com/art/MLP-Flash-Sentry-x-Twilight-376609114"><text:span text:style-name="T23_38">Twilight</text:span></text:a></text:span><text:span text:style-name="T23_39"><text:a xlink:type="simple" xlink:href="http://themunksandtheetts.deviantart.com/art/MLP-Flash-Sentry-x-Twilight-376609114"><text:span text:style-name="T23_40">-376609114</text:span></text:a></text:span></text:p>
      <text:p text:style-name="P24"><text:span text:style-name="T24_1"><text:a xlink:type="simple" xlink:href="http://blowfishartist.deviantart.com/art/Princess-Flurry-Heart-Large-Wings-587354130"><text:span text:style-name="T24_2">http</text:span></text:a></text:span><text:span text:style-name="T24_3"><text:a xlink:type="simple" xlink:href="http://blowfishartist.deviantart.com/art/Princess-Flurry-Heart-Large-Wings-587354130"><text:span text:style-name="T24_4">://</text:span></text:a></text:span><text:span text:style-name="T24_5"><text:a xlink:type="simple" xlink:href="http://blowfishartist.deviantart.com/art/Princess-Flurry-Heart-Large-Wings-587354130"><text:span text:style-name="T24_6">blowfishartist</text:span></text:a></text:span><text:span text:style-name="T24_7"><text:a xlink:type="simple" xlink:href="http://blowfishartist.deviantart.com/art/Princess-Flurry-Heart-Large-Wings-587354130"><text:span text:style-name="T24_8">.</text:span></text:a></text:span><text:span text:style-name="T24_9"><text:a xlink:type="simple" xlink:href="http://blowfishartist.deviantart.com/art/Princess-Flurry-Heart-Large-Wings-587354130"><text:span text:style-name="T24_10">deviantart</text:span></text:a></text:span><text:span text:style-name="T24_11"><text:a xlink:type="simple" xlink:href="http://blowfishartist.deviantart.com/art/Princess-Flurry-Heart-Large-Wings-587354130"><text:span text:style-name="T24_12">.</text:span></text:a></text:span><text:span text:style-name="T24_13"><text:a xlink:type="simple" xlink:href="http://blowfishartist.deviantart.com/art/Princess-Flurry-Heart-Large-Wings-587354130"><text:span text:style-name="T24_14">com</text:span></text:a></text:span><text:span text:style-name="T24_15"><text:a xlink:type="simple" xlink:href="http://blowfishartist.deviantart.com/art/Princess-Flurry-Heart-Large-Wings-587354130"><text:span text:style-name="T24_16">/</text:span></text:a></text:span><text:span text:style-name="T24_17"><text:a xlink:type="simple" xlink:href="http://blowfishartist.deviantart.com/art/Princess-Flurry-Heart-Large-Wings-587354130"><text:span text:style-name="T24_18">art</text:span></text:a></text:span><text:span text:style-name="T24_19"><text:a xlink:type="simple" xlink:href="http://blowfishartist.deviantart.com/art/Princess-Flurry-Heart-Large-Wings-587354130"><text:span text:style-name="T24_20">/</text:span></text:a></text:span><text:span text:style-name="T24_21"><text:a xlink:type="simple" xlink:href="http://blowfishartist.deviantart.com/art/Princess-Flurry-Heart-Large-Wings-587354130"><text:span text:style-name="T24_22">Princess</text:span></text:a></text:span><text:span text:style-name="T24_23"><text:a xlink:type="simple" xlink:href="http://blowfishartist.deviantart.com/art/Princess-Flurry-Heart-Large-Wings-587354130"><text:span text:style-name="T24_24">-</text:span></text:a></text:span><text:span text:style-name="T24_25"><text:a xlink:type="simple" xlink:href="http://blowfishartist.deviantart.com/art/Princess-Flurry-Heart-Large-Wings-587354130"><text:span text:style-name="T24_26">Flurry</text:span></text:a></text:span><text:span text:style-name="T24_27"><text:a xlink:type="simple" xlink:href="http://blowfishartist.deviantart.com/art/Princess-Flurry-Heart-Large-Wings-587354130"><text:span text:style-name="T24_28">-</text:span></text:a></text:span><text:span text:style-name="T24_29"><text:a xlink:type="simple" xlink:href="http://blowfishartist.deviantart.com/art/Princess-Flurry-Heart-Large-Wings-587354130"><text:span text:style-name="T24_30">Heart</text:span></text:a></text:span><text:span text:style-name="T24_31"><text:a xlink:type="simple" xlink:href="http://blowfishartist.deviantart.com/art/Princess-Flurry-Heart-Large-Wings-587354130"><text:span text:style-name="T24_32">-</text:span></text:a></text:span><text:span text:style-name="T24_33"><text:a xlink:type="simple" xlink:href="http://blowfishartist.deviantart.com/art/Princess-Flurry-Heart-Large-Wings-587354130"><text:span text:style-name="T24_34">Large</text:span></text:a></text:span><text:span text:style-name="T24_35"><text:a xlink:type="simple" xlink:href="http://blowfishartist.deviantart.com/art/Princess-Flurry-Heart-Large-Wings-587354130"><text:span text:style-name="T24_36">-</text:span></text:a></text:span><text:span text:style-name="T24_37"><text:a xlink:type="simple" xlink:href="http://blowfishartist.deviantart.com/art/Princess-Flurry-Heart-Large-Wings-587354130"><text:span text:style-name="T24_38">Wings</text:span></text:a></text:span><text:span text:style-name="T24_39"><text:a xlink:type="simple" xlink:href="http://blowfishartist.deviantart.com/art/Princess-Flurry-Heart-Large-Wings-587354130"><text:span text:style-name="T24_40">-587354130</text:span></text:a></text:span></text:p>
      <text:p text:style-name="P25"><text:span text:style-name="T25_1"><text:a xlink:type="simple" xlink:href="http://luckyemily12312.deviantart.com/art/Flurry-Heart-587695193"><text:span text:style-name="T25_2">http</text:span></text:a></text:span><text:span text:style-name="T25_3"><text:a xlink:type="simple" xlink:href="http://luckyemily12312.deviantart.com/art/Flurry-Heart-587695193"><text:span text:style-name="T25_4">://</text:span></text:a></text:span><text:span text:style-name="T25_5"><text:a xlink:type="simple" xlink:href="http://luckyemily12312.deviantart.com/art/Flurry-Heart-587695193"><text:span text:style-name="T25_6">luckyemily</text:span></text:a></text:span><text:span text:style-name="T25_7"><text:a xlink:type="simple" xlink:href="http://luckyemily12312.deviantart.com/art/Flurry-Heart-587695193"><text:span text:style-name="T25_8">12312.</text:span></text:a></text:span><text:span text:style-name="T25_9"><text:a xlink:type="simple" xlink:href="http://luckyemily12312.deviantart.com/art/Flurry-Heart-587695193"><text:span text:style-name="T25_10">deviantart</text:span></text:a></text:span><text:span text:style-name="T25_11"><text:a xlink:type="simple" xlink:href="http://luckyemily12312.deviantart.com/art/Flurry-Heart-587695193"><text:span text:style-name="T25_12">.</text:span></text:a></text:span><text:span text:style-name="T25_13"><text:a xlink:type="simple" xlink:href="http://luckyemily12312.deviantart.com/art/Flurry-Heart-587695193"><text:span text:style-name="T25_14">com</text:span></text:a></text:span><text:span text:style-name="T25_15"><text:a xlink:type="simple" xlink:href="http://luckyemily12312.deviantart.com/art/Flurry-Heart-587695193"><text:span text:style-name="T25_16">/</text:span></text:a></text:span><text:span text:style-name="T25_17"><text:a xlink:type="simple" xlink:href="http://luckyemily12312.deviantart.com/art/Flurry-Heart-587695193"><text:span text:style-name="T25_18">art</text:span></text:a></text:span><text:span text:style-name="T25_19"><text:a xlink:type="simple" xlink:href="http://luckyemily12312.deviantart.com/art/Flurry-Heart-587695193"><text:span text:style-name="T25_20">/</text:span></text:a></text:span><text:span text:style-name="T25_21"><text:a xlink:type="simple" xlink:href="http://luckyemily12312.deviantart.com/art/Flurry-Heart-587695193"><text:span text:style-name="T25_22">Flurry</text:span></text:a></text:span><text:span text:style-name="T25_23"><text:a xlink:type="simple" xlink:href="http://luckyemily12312.deviantart.com/art/Flurry-Heart-587695193"><text:span text:style-name="T25_24">-</text:span></text:a></text:span><text:span text:style-name="T25_25"><text:a xlink:type="simple" xlink:href="http://luckyemily12312.deviantart.com/art/Flurry-Heart-587695193"><text:span text:style-name="T25_26">Heart</text:span></text:a></text:span><text:span text:style-name="T25_27"><text:a xlink:type="simple" xlink:href="http://luckyemily12312.deviantart.com/art/Flurry-Heart-587695193"><text:span text:style-name="T25_28">-587695193</text:span></text:a></text:span></text:p>
      <text:p text:style-name="P26"><text:span text:style-name="T26_1"><text:a xlink:type="simple" xlink:href="http://dzetawmdunion.deviantart.com/art/Flurry-Heart-587818311"><text:span text:style-name="T26_2">http</text:span></text:a></text:span><text:span text:style-name="T26_3"><text:a xlink:type="simple" xlink:href="http://dzetawmdunion.deviantart.com/art/Flurry-Heart-587818311"><text:span text:style-name="T26_4">://</text:span></text:a></text:span><text:span text:style-name="T26_5"><text:a xlink:type="simple" xlink:href="http://dzetawmdunion.deviantart.com/art/Flurry-Heart-587818311"><text:span text:style-name="T26_6">dzetawmdunion</text:span></text:a></text:span><text:span text:style-name="T26_7"><text:a xlink:type="simple" xlink:href="http://dzetawmdunion.deviantart.com/art/Flurry-Heart-587818311"><text:span text:style-name="T26_8">.</text:span></text:a></text:span><text:span text:style-name="T26_9"><text:a xlink:type="simple" xlink:href="http://dzetawmdunion.deviantart.com/art/Flurry-Heart-587818311"><text:span text:style-name="T26_10">deviantart</text:span></text:a></text:span><text:span text:style-name="T26_11"><text:a xlink:type="simple" xlink:href="http://dzetawmdunion.deviantart.com/art/Flurry-Heart-587818311"><text:span text:style-name="T26_12">.</text:span></text:a></text:span><text:span text:style-name="T26_13"><text:a xlink:type="simple" xlink:href="http://dzetawmdunion.deviantart.com/art/Flurry-Heart-587818311"><text:span text:style-name="T26_14">com</text:span></text:a></text:span><text:span text:style-name="T26_15"><text:a xlink:type="simple" xlink:href="http://dzetawmdunion.deviantart.com/art/Flurry-Heart-587818311"><text:span text:style-name="T26_16">/</text:span></text:a></text:span><text:span text:style-name="T26_17"><text:a xlink:type="simple" xlink:href="http://dzetawmdunion.deviantart.com/art/Flurry-Heart-587818311"><text:span text:style-name="T26_18">art</text:span></text:a></text:span><text:span text:style-name="T26_19"><text:a xlink:type="simple" xlink:href="http://dzetawmdunion.deviantart.com/art/Flurry-Heart-587818311"><text:span text:style-name="T26_20">/</text:span></text:a></text:span><text:span text:style-name="T26_21"><text:a xlink:type="simple" xlink:href="http://dzetawmdunion.deviantart.com/art/Flurry-Heart-587818311"><text:span text:style-name="T26_22">Flurry</text:span></text:a></text:span><text:span text:style-name="T26_23"><text:a xlink:type="simple" xlink:href="http://dzetawmdunion.deviantart.com/art/Flurry-Heart-587818311"><text:span text:style-name="T26_24">-</text:span></text:a></text:span><text:span text:style-name="T26_25"><text:a xlink:type="simple" xlink:href="http://dzetawmdunion.deviantart.com/art/Flurry-Heart-587818311"><text:span text:style-name="T26_26">Heart</text:span></text:a></text:span><text:span text:style-name="T26_27"><text:a xlink:type="simple" xlink:href="http://dzetawmdunion.deviantart.com/art/Flurry-Heart-587818311"><text:span text:style-name="T26_28">-587818311</text:span></text:a>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